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6.4181in"/>
    </style:style>
    <style:style style:name="co3" style:family="table-column">
      <style:table-column-properties fo:break-before="auto" style:column-width="1.8728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778in"/>
    </style:style>
    <style:style style:name="co6" style:family="table-column">
      <style:table-column-properties fo:break-before="auto" style:column-width="0.7354in"/>
    </style:style>
    <style:style style:name="co7" style:family="table-column">
      <style:table-column-properties fo:break-before="auto" style:column-width="2.6425in"/>
    </style:style>
    <style:style style:name="co8" style:family="table-column">
      <style:table-column-properties fo:break-before="auto" style:column-width="3.172in"/>
    </style:style>
    <style:style style:name="co9" style:family="table-column">
      <style:table-column-properties fo:break-before="auto" style:column-width="5.5882in"/>
    </style:style>
    <style:style style:name="co10" style:family="table-column">
      <style:table-column-properties fo:break-before="auto" style:column-width="0.778in"/>
    </style:style>
    <style:style style:name="co11" style:family="table-column">
      <style:table-column-properties fo:break-before="auto" style:column-width="0.6075in"/>
    </style:style>
    <style:style style:name="co12" style:family="table-column">
      <style:table-column-properties fo:break-before="auto" style:column-width="2.8862in"/>
    </style:style>
    <style:style style:name="co13" style:family="table-column">
      <style:table-column-properties fo:break-before="auto" style:column-width="0.75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3deb3d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fo:border-bottom="0.06pt solid #000000" fo:background-color="#3deb3d" style:text-align-source="fix" style:repeat-content="false" fo:border-left="2.01pt solid #000000" fo:padding-bottom="0.0193in" fo:padding-left="0.0138in" fo:padding-right="0.0138in" fo:padding-top="0.0193in" fo:border-right="0.06pt solid #000000" fo:border-top="0.06pt solid #000000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0">
      <style:table-cell-properties fo:border="0.06pt solid #000000"/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transparent" fo:border="0.06pt solid #000000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fo:border="0.06pt solid #000000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3" style:family="table-cell" style:parent-style-name="Default" style:data-style-name="N0">
      <style:table-cell-properties fo:background-color="#ff8080" fo:border="0.06pt solid #000000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ackground-color="#94bd5e" fo:border="0.06pt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6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17" style:family="table-cell" style:parent-style-name="Default">
      <style:text-properties style:font-name="Liberation Sans" fo:font-size="10pt" style:font-size-asian="10pt" style:font-size-complex="10pt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ff8080" style:text-align-source="fix" style:repeat-content="false" fo:border="0.06pt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94bd5e" style:text-align-source="fix" style:repeat-content="false" fo:border="0.06pt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automatic"/>
      <style:paragraph-properties fo:text-align="center"/>
      <style:text-properties fo:font-size="10pt" style:font-size-asian="10pt" style:font-size-complex="10pt"/>
    </style:style>
    <style:style style:name="ce31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in"/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ackground-color="#94bd5e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style:text-align-source="fix" style:repeat-content="false" fo:wrap-option="wrap" fo:border-left="none" fo:padding-bottom="0.0193in" fo:padding-left="0.0138in" fo:padding-right="0.0138in" fo:padding-top="0.0193in" fo:border-right="none" fo:border-top="0.06pt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0">
      <style:table-cell-properties fo:background-color="#ff8080" style:text-align-source="fix" style:repeat-content="false" fo:border="0.06pt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 style:data-style-name="N0">
      <style:table-cell-properties fo:background-color="#94bd5e" style:text-align-source="fix" style:repeat-content="false" fo:border="0.06pt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0">
      <style:table-cell-properties fo:background-color="#ff8080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0">
      <style:table-cell-properties fo:background-color="#94bd5e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1" style:family="table-cell" style:parent-style-name="Default" style:data-style-name="N0">
      <style:table-cell-properties fo:background-color="#94bd5e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53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57" style:family="table-cell" style:parent-style-name="Default" style:data-style-name="N0">
      <style:table-cell-properties style:text-align-source="fix" style:repeat-content="false" fo:border="0.06pt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 fo:margin-left="0in"/>
      <style:text-properties style:font-name="Liberation Sans" fo:font-size="10pt" style:font-name-asian="Liberation Serif" style:font-size-asian="10pt" style:font-name-complex="Liberation Serif" style:font-size-complex="10pt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f8080" style:text-align-source="fix" style:repeat-content="false" fo:wrap-option="wrap" fo:border="0.06pt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8080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4bd5e" style:text-align-source="fix" style:repeat-content="false" fo:wrap-option="wrap" fo:border="0.06pt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 style:data-style-name="N104">
      <style:table-cell-properties fo:background-color="#00ae00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8" style:family="table-cell" style:parent-style-name="Default" style:data-style-name="N10104">
      <style:table-cell-properties fo:background-color="#00ae00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9" style:family="table-cell" style:parent-style-name="Default" style:data-style-name="N10104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10104">
      <style:table-cell-properties fo:background-color="#00ae00" style:text-align-source="fix" style:repeat-content="false" fo:border="0.06pt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71" style:family="table-cell" style:parent-style-name="Default" style:data-style-name="N10104">
      <style:table-cell-properties fo:background-color="#ff8080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2" style:family="table-cell" style:parent-style-name="Default" style:data-style-name="N10104">
      <style:table-cell-properties fo:background-color="#94bd5e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 style:data-style-name="N104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 style:data-style-name="N10104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6" style:family="table-cell" style:parent-style-name="Default">
      <style:table-cell-properties fo:border="0.06pt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 style:data-style-name="N10104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10104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79" style:family="table-cell" style:parent-style-name="Default" style:data-style-name="N0">
      <style:table-cell-properties fo:background-color="#94bd5e" fo:border="0.06pt solid #000000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fo:border="0.06pt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81" style:family="table-cell" style:parent-style-name="Default" style:data-style-name="N0">
      <style:table-cell-properties fo:background-color="transparent" fo:border="0.06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83" style:family="table-cell" style:parent-style-name="Default" style:data-style-name="N0">
      <style:table-cell-properties fo:background-color="transparent" fo:border="none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4" style:family="table-cell" style:parent-style-name="Default" style:data-style-name="N0">
      <style:table-cell-properties fo:background-color="transparen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5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8"/>
        <table:table-column table:style-name="co2" table:default-cell-style-name="ce18"/>
        <table:table-column table:style-name="co3" table:default-cell-style-name="ce8"/>
        <table:table-column table:style-name="co4" table:default-cell-style-name="ce8"/>
        <table:table-column table:style-name="co5" table:default-cell-style-name="ce4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49"/>
        <table:table-column table:style-name="co10" table:default-cell-style-name="ce49"/>
        <table:table-column table:style-name="co11" table:default-cell-style-name="ce49"/>
        <table:table-column table:style-name="co12" table:default-cell-style-name="ce18"/>
        <table:table-column table:style-name="co13" table:number-columns-repeated="1009" table:default-cell-style-name="ce18"/>
        <table:table-column table:style-name="co13" table:number-columns-repeated="3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9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9" office:value-type="string">
            <text:p>CTM QTY</text:p>
          </table:table-cell>
          <table:table-cell table:style-name="ce9" office:value-type="string">
            <text:p>Manufacturer</text:p>
          </table:table-cell>
          <table:table-cell table:style-name="ce9" office:value-type="string">
            <text:p>Model#</text:p>
          </table:table-cell>
          <table:table-cell table:style-name="ce9" office:value-type="string">
            <text:p>Digikey P/N</text:p>
          </table:table-cell>
          <table:table-cell table:style-name="ce9" office:value-type="string">
            <text:p>Each</text:p>
          </table:table-cell>
          <table:table-cell table:style-name="ce9" office:value-type="string">
            <text:p>CTM</text:p>
          </table:table-cell>
          <table:table-cell table:style-name="ce9" office:value-type="string">
            <text:p>Note</text:p>
          </table:table-cell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 office:value-type="string">
            <text:p>Capacitors</text:p>
          </table:table-cell>
          <table:table-cell table:style-name="ce5" table:number-columns-repeated="2"/>
          <table:table-cell table:style-name="ce37"/>
          <table:table-cell table:style-name="ce45" table:number-columns-repeated="6"/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0" office:value-type="string">
            <text:p>C12,13,47,48</text:p>
          </table:table-cell>
          <table:table-cell table:style-name="ce5" office:value-type="string">
            <text:p>10uF</text:p>
          </table:table-cell>
          <table:table-cell table:style-name="ce2" office:value-type="string">
            <text:p>TANTALUM 10UF 35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[.A3]" office:value-type="float" office:value="4">
            <text:p>4</text:p>
          </table:table-cell>
          <table:table-cell table:style-name="ce45" office:value-type="string">
            <text:p>AVX Corporation</text:p>
          </table:table-cell>
          <table:table-cell table:style-name="ce45" office:value-type="string">
            <text:p>TAP106K035SCS</text:p>
          </table:table-cell>
          <table:table-cell table:style-name="ce35" office:value-type="string">
            <text:p><text:a xlink:href="http://www.digikey.com/product-detail/en/TAP106K035SCS/478-1842-ND/563945" xlink:type="simple">478-1842-ND</text:a></text:p>
          </table:table-cell>
          <table:table-cell table:style-name="ce67" office:value-type="currency" office:currency="USD" office:value="1.62">
            <text:p>$1.62</text:p>
          </table:table-cell>
          <table:table-cell table:style-name="ce69" table:formula="of:=([.A3]*[.J3])" office:value-type="currency" office:currency="USD" office:value="6.48">
            <text:p>$6.48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string">
            <text:p>C1,2,3,4,5,8,20,27,30,31,37,38,44,51,55</text:p>
          </table:table-cell>
          <table:table-cell table:style-name="ce5" office:value-type="string">
            <text:p>0.22uF</text:p>
          </table:table-cell>
          <table:table-cell table:style-name="ce28" office:value-type="string">
            <text:p>CERAMIC 0.22UF 50V 10% RADIAL,X7R 0.098 LS</text:p>
          </table:table-cell>
          <table:table-cell table:style-name="ce37" office:value-type="string">
            <text:p>X7R</text:p>
          </table:table-cell>
          <table:table-cell table:style-name="ce45" table:formula="of:=[.A4]" office:value-type="float" office:value="15">
            <text:p>15</text:p>
          </table:table-cell>
          <table:table-cell table:style-name="ce45" office:value-type="string">
            <text:p>Kemet</text:p>
          </table:table-cell>
          <table:table-cell table:style-name="ce45" office:value-type="string">
            <text:p>C320C224K5R5TA</text:p>
          </table:table-cell>
          <table:table-cell table:style-name="ce35" office:value-type="string">
            <text:p>399-4288-ND</text:p>
          </table:table-cell>
          <table:table-cell table:style-name="ce68" office:value-type="currency" office:currency="USD" office:value="0.459">
            <text:p>$0.46</text:p>
          </table:table-cell>
          <table:table-cell table:style-name="ce69" table:formula="of:=([.A4]*[.J4])" office:value-type="currency" office:currency="USD" office:value="6.885">
            <text:p>$6.89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10" office:value-type="string">
            <text:p>C6,14,15,16,17,22,26,28,29,32,33,34,35,39,41,49,54</text:p>
          </table:table-cell>
          <table:table-cell table:style-name="ce5" office:value-type="string">
            <text:p>0.1uF / 100nF</text:p>
          </table:table-cell>
          <table:table-cell table:style-name="ce2" office:value-type="string">
            <text:p>CERAMIC 0.1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[.A5]" office:value-type="float" office:value="17">
            <text:p>17</text:p>
          </table:table-cell>
          <table:table-cell table:style-name="ce45" office:value-type="string">
            <text:p>Kemet</text:p>
          </table:table-cell>
          <table:table-cell table:style-name="ce45" office:value-type="string">
            <text:p>C320C104M1U5TA</text:p>
          </table:table-cell>
          <table:table-cell table:style-name="ce35" office:value-type="string">
            <text:p>399-4264-ND</text:p>
          </table:table-cell>
          <table:table-cell table:style-name="ce68" office:value-type="currency" office:currency="USD" office:value="0.224">
            <text:p>$0.22</text:p>
          </table:table-cell>
          <table:table-cell table:style-name="ce69" table:formula="of:=([.A5]*[.J5])" office:value-type="currency" office:currency="USD" office:value="3.808">
            <text:p>$3.81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C7</text:p>
          </table:table-cell>
          <table:table-cell table:style-name="ce5" office:value-type="string">
            <text:p>6.8nF</text:p>
          </table:table-cell>
          <table:table-cell table:style-name="ce2" office:value-type="string">
            <text:p>CERAMIC 6800PF 50V 5% RADIAL, 0.098” LS</text:p>
          </table:table-cell>
          <table:table-cell table:style-name="ce37" office:value-type="string">
            <text:p>C0G,NP0</text:p>
          </table:table-cell>
          <table:table-cell table:style-name="ce45" table:formula="of:=[.A6]" office:value-type="float" office:value="1">
            <text:p>1</text:p>
          </table:table-cell>
          <table:table-cell table:style-name="ce45" office:value-type="string">
            <text:p>TDK Corportation</text:p>
          </table:table-cell>
          <table:table-cell table:style-name="ce45" office:value-type="string">
            <text:p>FK18C0G1H682J</text:p>
          </table:table-cell>
          <table:table-cell table:style-name="ce35" office:value-type="string">
            <text:p>445-8392-ND</text:p>
          </table:table-cell>
          <table:table-cell table:style-name="ce68" office:value-type="currency" office:currency="USD" office:value="0.32">
            <text:p>$0.32</text:p>
          </table:table-cell>
          <table:table-cell table:style-name="ce69" table:formula="of:=([.A6]*[.J6])" office:value-type="currency" office:currency="USD" office:value="0.32">
            <text:p>$0.32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C9</text:p>
          </table:table-cell>
          <table:table-cell table:style-name="ce5" office:value-type="string">
            <text:p>680pF</text:p>
          </table:table-cell>
          <table:table-cell table:style-name="ce2" office:value-type="string">
            <text:p>CERAMIC 680PF 100V 5% RADIAL, 0.100” LS</text:p>
          </table:table-cell>
          <table:table-cell table:style-name="ce37" office:value-type="string">
            <text:p>C0G,NP0</text:p>
          </table:table-cell>
          <table:table-cell table:style-name="ce45" table:formula="of:=[.A7]" office:value-type="float" office:value="1">
            <text:p>1</text:p>
          </table:table-cell>
          <table:table-cell table:style-name="ce45" office:value-type="string">
            <text:p>Kemet</text:p>
          </table:table-cell>
          <table:table-cell table:style-name="ce22" office:value-type="string">
            <text:p>C315C681J1G5TA</text:p>
          </table:table-cell>
          <table:table-cell table:style-name="ce58" office:value-type="string">
            <text:p>399-4191-ND</text:p>
          </table:table-cell>
          <table:table-cell table:style-name="ce68" office:value-type="currency" office:currency="USD" office:value="0.47">
            <text:p>$0.47</text:p>
          </table:table-cell>
          <table:table-cell table:style-name="ce69" table:formula="of:=([.A7]*[.J7])" office:value-type="currency" office:currency="USD" office:value="0.47">
            <text:p>$0.47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1" office:value-type="string">
            <text:p>C10,11</text:p>
          </table:table-cell>
          <table:table-cell table:style-name="ce19" office:value-type="string">
            <text:p>20pF</text:p>
          </table:table-cell>
          <table:table-cell table:style-name="ce29" office:value-type="string">
            <text:p>CERAMIC 20PF 100V 5% RADIAL, 0.100” LS</text:p>
          </table:table-cell>
          <table:table-cell table:style-name="ce38" office:value-type="string">
            <text:p>C0G,NP0</text:p>
          </table:table-cell>
          <table:table-cell table:style-name="ce45" table:formula="of:=[.A8]" office:value-type="float" office:value="2">
            <text:p>2</text:p>
          </table:table-cell>
          <table:table-cell table:style-name="ce50" office:value-type="string">
            <text:p>AVX Corporation</text:p>
          </table:table-cell>
          <table:table-cell table:style-name="ce50" office:value-type="string">
            <text:p>SR151A200JAR</text:p>
          </table:table-cell>
          <table:table-cell table:style-name="ce59" office:value-type="string">
            <text:p>478-7724-ND</text:p>
          </table:table-cell>
          <table:table-cell table:style-name="ce68" office:value-type="currency" office:currency="USD" office:value="0.46">
            <text:p>$0.46</text:p>
          </table:table-cell>
          <table:table-cell table:style-name="ce75" table:formula="of:=([.A8]*[.J8])" office:value-type="currency" office:currency="USD" office:value="0.92">
            <text:p>$0.92</text:p>
          </table:table-cell>
          <table:table-cell table:style-name="ce11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C18,19</text:p>
          </table:table-cell>
          <table:table-cell table:style-name="ce5" office:value-type="string">
            <text:p>47uF</text:p>
          </table:table-cell>
          <table:table-cell table:style-name="ce2" office:value-type="string">
            <text:p>TANTALUM 47UF 10V 10% RADIAL, 0.100” LS</text:p>
          </table:table-cell>
          <table:table-cell table:style-name="ce37" office:value-type="string">
            <text:p>Tantalum</text:p>
          </table:table-cell>
          <table:table-cell table:style-name="ce45" table:formula="of:=[.A9]" office:value-type="float" office:value="2">
            <text:p>2</text:p>
          </table:table-cell>
          <table:table-cell table:style-name="ce45" office:value-type="string">
            <text:p>AVX Corporation</text:p>
          </table:table-cell>
          <table:table-cell table:style-name="ce45" office:value-type="string">
            <text:p>TAP476K010SCS</text:p>
          </table:table-cell>
          <table:table-cell table:style-name="ce36" office:value-type="string">
            <text:p><text:a xlink:href="http://search.digikey.com/us/en/products/TAP476K010SCS/478-1910-ND/564013" xlink:type="simple">478-1910-ND</text:a></text:p>
          </table:table-cell>
          <table:table-cell table:style-name="ce68" office:value-type="currency" office:currency="USD" office:value="1.65">
            <text:p>$1.65</text:p>
          </table:table-cell>
          <table:table-cell table:style-name="ce69" table:formula="of:=([.A9]*[.J9])" office:value-type="currency" office:currency="USD" office:value="3.3">
            <text:p>$3.30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C21,56</text:p>
          </table:table-cell>
          <table:table-cell table:style-name="ce5" office:value-type="string">
            <text:p>0.33uF</text:p>
          </table:table-cell>
          <table:table-cell table:style-name="ce28" office:value-type="string">
            <text:p>CERAMIC 0.33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[.A10]" office:value-type="float" office:value="2">
            <text:p>2</text:p>
          </table:table-cell>
          <table:table-cell table:style-name="ce45" office:value-type="string">
            <text:p>TDK Corporation</text:p>
          </table:table-cell>
          <table:table-cell table:style-name="ce45" office:value-type="string">
            <text:p>FK14X7R1H334K</text:p>
          </table:table-cell>
          <table:table-cell table:style-name="ce35" office:value-type="string">
            <text:p><text:a xlink:href="http://search.digikey.com/us/en/products/FK14X7R1H334K/445-5312-ND/2256792" xlink:type="simple">445-5312-ND</text:a></text:p>
          </table:table-cell>
          <table:table-cell table:style-name="ce68" office:value-type="currency" office:currency="USD" office:value="0.38">
            <text:p>$0.38</text:p>
          </table:table-cell>
          <table:table-cell table:style-name="ce69" table:formula="of:=([.A10]*[.J10])" office:value-type="currency" office:currency="USD" office:value="0.76">
            <text:p>$0.76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0" office:value-type="string">
            <text:p>C23,42,53</text:p>
          </table:table-cell>
          <table:table-cell table:style-name="ce5" office:value-type="string">
            <text:p>0.01uF</text:p>
          </table:table-cell>
          <table:table-cell table:style-name="ce28" office:value-type="string">
            <text:p>CERAMIC 10000P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[.A11]" office:value-type="float" office:value="3">
            <text:p>3</text:p>
          </table:table-cell>
          <table:table-cell table:style-name="ce45" office:value-type="string">
            <text:p>Kemet</text:p>
          </table:table-cell>
          <table:table-cell table:style-name="ce45" office:value-type="string">
            <text:p>C315C103K5R5TA</text:p>
          </table:table-cell>
          <table:table-cell table:style-name="ce35" office:value-type="string">
            <text:p><text:a xlink:href="http://www.digikey.com/product-detail/en/C315C103K5R5TA/399-4148-ND/817924" xlink:type="simple">399-4148-ND</text:a></text:p>
          </table:table-cell>
          <table:table-cell table:style-name="ce68" office:value-type="currency" office:currency="USD" office:value="0.31">
            <text:p>$0.31</text:p>
          </table:table-cell>
          <table:table-cell table:style-name="ce69" table:formula="of:=([.A11]*[.J11])" office:value-type="currency" office:currency="USD" office:value="0.93">
            <text:p>$0.93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C24,25</text:p>
          </table:table-cell>
          <table:table-cell table:style-name="ce5" office:value-type="string">
            <text:p>1nF</text:p>
          </table:table-cell>
          <table:table-cell table:style-name="ce2" office:value-type="string">
            <text:p>CERAMIC 1000PF 10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[.A12]" office:value-type="float" office:value="2">
            <text:p>2</text:p>
          </table:table-cell>
          <table:table-cell table:style-name="ce45" office:value-type="string">
            <text:p>Kemet</text:p>
          </table:table-cell>
          <table:table-cell table:style-name="ce45" office:value-type="string">
            <text:p>C315C102K1R5TA</text:p>
          </table:table-cell>
          <table:table-cell table:style-name="ce35" office:value-type="string">
            <text:p><text:a xlink:href="http://www.digikey.com/product-detail/en/C315C102K1R5TA/399-4144-ND/817920" xlink:type="simple">399-4144-ND</text:a></text:p>
          </table:table-cell>
          <table:table-cell table:style-name="ce68" office:value-type="currency" office:currency="USD" office:value="0.32">
            <text:p>$0.32</text:p>
          </table:table-cell>
          <table:table-cell table:style-name="ce69" table:formula="of:=([.A12]*[.J12])" office:value-type="currency" office:currency="USD" office:value="0.64">
            <text:p>$0.64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0" office:value-type="string">
            <text:p>C36,43,52,57</text:p>
          </table:table-cell>
          <table:table-cell table:style-name="ce5" office:value-type="string">
            <text:p>1uF</text:p>
          </table:table-cell>
          <table:table-cell table:style-name="ce2" office:value-type="string">
            <text:p>CERAMIC 1UF 25V 10% RADIAL, 0.100” LS</text:p>
          </table:table-cell>
          <table:table-cell table:style-name="ce37" office:value-type="string">
            <text:p>X7R</text:p>
          </table:table-cell>
          <table:table-cell table:style-name="ce45" table:formula="of:=[.A13]" office:value-type="float" office:value="4">
            <text:p>4</text:p>
          </table:table-cell>
          <table:table-cell table:style-name="ce45" office:value-type="string">
            <text:p>Kemet</text:p>
          </table:table-cell>
          <table:table-cell table:style-name="ce45" office:value-type="string">
            <text:p>C315C105K3R5TA</text:p>
          </table:table-cell>
          <table:table-cell table:style-name="ce28" office:value-type="string">
            <text:p>399-9714-ND</text:p>
          </table:table-cell>
          <table:table-cell table:style-name="ce68" office:value-type="currency" office:currency="USD" office:value="0.79">
            <text:p>$0.79</text:p>
          </table:table-cell>
          <table:table-cell table:style-name="ce69" table:formula="of:=([.A13]*[.J13])" office:value-type="currency" office:currency="USD" office:value="3.16">
            <text:p>$3.16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C40</text:p>
          </table:table-cell>
          <table:table-cell table:style-name="ce5" office:value-type="string">
            <text:p>4.7uF</text:p>
          </table:table-cell>
          <table:table-cell table:style-name="ce2" office:value-type="string">
            <text:p>TANTALUM 4.7UF 10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[.A14]" office:value-type="float" office:value="1">
            <text:p>1</text:p>
          </table:table-cell>
          <table:table-cell table:style-name="ce45" office:value-type="string">
            <text:p>AVX Corporation</text:p>
          </table:table-cell>
          <table:table-cell table:style-name="ce45" office:value-type="string">
            <text:p>TAP475K010SCS</text:p>
          </table:table-cell>
          <table:table-cell table:style-name="ce28" office:value-type="string">
            <text:p><text:a xlink:href="http://search.digikey.com/us/en/products/TAP475K010SCS/478-1903-ND/564006" xlink:type="simple">478-1903-ND</text:a></text:p>
          </table:table-cell>
          <table:table-cell table:style-name="ce68" office:value-type="currency" office:currency="USD" office:value="0.63">
            <text:p>$0.63</text:p>
          </table:table-cell>
          <table:table-cell table:style-name="ce69" table:formula="of:=([.A14]*[.J14])" office:value-type="currency" office:currency="USD" office:value="0.63">
            <text:p>$0.63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7"/>
          <table:table-cell table:style-name="ce45" table:number-columns-repeated="3"/>
          <table:table-cell table:style-name="ce58"/>
          <table:table-cell table:style-name="ce69"/>
          <table:table-cell table:style-name="ce2"/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 office:value-type="string">
            <text:p>Diodes/LEDs</text:p>
          </table:table-cell>
          <table:table-cell table:style-name="ce5" table:number-columns-repeated="2"/>
          <table:table-cell table:style-name="ce37"/>
          <table:table-cell table:style-name="ce45" table:number-columns-repeated="3"/>
          <table:table-cell table:style-name="ce58"/>
          <table:table-cell table:style-name="ce69"/>
          <table:table-cell table:style-name="ce2"/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D1 (CEL)</text:p>
          </table:table-cell>
          <table:table-cell table:style-name="ce5" office:value-type="string">
            <text:p>LED-Yellow</text:p>
          </table:table-cell>
          <table:table-cell table:style-name="ce28" office:value-type="string">
            <text:p>LED SS 3MM 588NM YELLOW DIFF</text:p>
          </table:table-cell>
          <table:table-cell table:style-name="ce37" office:value-type="string">
            <text:p>3mm-LED</text:p>
          </table:table-cell>
          <table:table-cell table:style-name="ce45" table:formula="of:=[.A17]" office:value-type="float" office:value="1">
            <text:p>1</text:p>
          </table:table-cell>
          <table:table-cell table:style-name="ce45" office:value-type="string">
            <text:p>Kingbright Corp</text:p>
          </table:table-cell>
          <table:table-cell table:style-name="ce45" office:value-type="string">
            <text:p>WP132XYD</text:p>
          </table:table-cell>
          <table:table-cell table:style-name="ce28" office:value-type="string">
            <text:p><text:a xlink:href="http://search.digikey.com/us/en/products/WP132XYD/754-1212-ND/1747611" xlink:type="simple">754-1212-ND</text:a></text:p>
          </table:table-cell>
          <table:table-cell table:style-name="ce68" office:value-type="currency" office:currency="USD" office:value="0.15">
            <text:p>$0.15</text:p>
          </table:table-cell>
          <table:table-cell table:style-name="ce69" table:formula="of:=([.A17]*[.J17])" office:value-type="currency" office:currency="USD" office:value="0.15">
            <text:p>$0.15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D2</text:p>
          </table:table-cell>
          <table:table-cell table:style-name="ce5" office:value-type="string">
            <text:p>5.6v 1w</text:p>
          </table:table-cell>
          <table:table-cell table:style-name="ce22" office:value-type="string">
            <text:p>DIODE ZENER 5.6V 3W AXIAL</text:p>
          </table:table-cell>
          <table:table-cell table:style-name="ce37" office:value-type="string">
            <text:p>DO-41</text:p>
          </table:table-cell>
          <table:table-cell table:style-name="ce45" table:formula="of:=[.A18]" office:value-type="float" office:value="1">
            <text:p>1</text:p>
          </table:table-cell>
          <table:table-cell table:style-name="ce45" office:value-type="string">
            <text:p>ON Semiconductor</text:p>
          </table:table-cell>
          <table:table-cell table:style-name="ce22" office:value-type="string">
            <text:p>1N5919BG</text:p>
          </table:table-cell>
          <table:table-cell table:style-name="ce22" office:value-type="string">
            <text:p>1N5919BGOS-ND</text:p>
          </table:table-cell>
          <table:table-cell table:style-name="ce68" office:value-type="currency" office:currency="USD" office:value="0.335">
            <text:p>$0.34</text:p>
          </table:table-cell>
          <table:table-cell table:style-name="ce69" table:formula="of:=([.A18]*[.J18])" office:value-type="currency" office:currency="USD" office:value="0.335">
            <text:p>$0.34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0" office:value-type="string">
            <text:p>D4,5,33,34</text:p>
          </table:table-cell>
          <table:table-cell table:style-name="ce5" office:value-type="string">
            <text:p>LED-Green</text:p>
          </table:table-cell>
          <table:table-cell table:style-name="ce5" office:value-type="string">
            <text:p>LED SS 3MM 568NM GREEN DIFF</text:p>
          </table:table-cell>
          <table:table-cell table:style-name="ce37" office:value-type="string">
            <text:p>3mm-LED</text:p>
          </table:table-cell>
          <table:table-cell table:style-name="ce45" table:formula="of:=[.A19]" office:value-type="float" office:value="4">
            <text:p>4</text:p>
          </table:table-cell>
          <table:table-cell table:style-name="ce45" office:value-type="string">
            <text:p>Kingbright Corp</text:p>
          </table:table-cell>
          <table:table-cell table:style-name="ce45" office:value-type="string">
            <text:p>WP132XGD</text:p>
          </table:table-cell>
          <table:table-cell table:style-name="ce58" office:value-type="string">
            <text:p><text:a xlink:href="http://search.digikey.com/us/en/products/WP132XGD/754-1210-ND/1747609" xlink:type="simple">754-1210-ND</text:a></text:p>
          </table:table-cell>
          <table:table-cell table:style-name="ce68" office:value-type="currency" office:currency="USD" office:value="0.14">
            <text:p>$0.14</text:p>
          </table:table-cell>
          <table:table-cell table:style-name="ce69" table:formula="of:=([.A19]*[.J19])" office:value-type="currency" office:currency="USD" office:value="0.56">
            <text:p>$0.56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10" office:value-type="string">
            <text:p>D6,7,8,9,10,11,12,13,14,15,16,17,43,44,45,46,47,48</text:p>
          </table:table-cell>
          <table:table-cell table:style-name="ce5" office:value-type="string">
            <text:p>1N5818-TP</text:p>
          </table:table-cell>
          <table:table-cell table:style-name="ce5" office:value-type="string">
            <text:p>DIODE SCHOTTKY 1A 30V DO41</text:p>
          </table:table-cell>
          <table:table-cell table:style-name="ce37" office:value-type="string">
            <text:p>DO-41</text:p>
          </table:table-cell>
          <table:table-cell table:style-name="ce45" table:formula="of:=[.A20]" office:value-type="float" office:value="18">
            <text:p>18</text:p>
          </table:table-cell>
          <table:table-cell table:style-name="ce45" office:value-type="string">
            <text:p>Micro Commercial Co</text:p>
          </table:table-cell>
          <table:table-cell table:style-name="ce45" office:value-type="string">
            <text:p>1N5818-TP</text:p>
          </table:table-cell>
          <table:table-cell table:style-name="ce28" office:value-type="string">
            <text:p><text:a xlink:href="http://search.digikey.com/us/en/products/1N5818-TP/1N5818-TPCT-ND/950587" xlink:type="simple">1N5818-TPCT-ND</text:a></text:p>
          </table:table-cell>
          <table:table-cell table:style-name="ce68" office:value-type="currency" office:currency="USD" office:value="0.3">
            <text:p>$0.30</text:p>
          </table:table-cell>
          <table:table-cell table:style-name="ce69" table:formula="of:=([.A20]*[.J20])" office:value-type="currency" office:currency="USD" office:value="5.4">
            <text:p>$5.40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10" office:value-type="string">
            <text:p>D3,18,19,20,21,22,23,30,31,35,36,39,41</text:p>
          </table:table-cell>
          <table:table-cell table:style-name="ce5" office:value-type="string">
            <text:p>LED-Red</text:p>
          </table:table-cell>
          <table:table-cell table:style-name="ce5" office:value-type="string">
            <text:p>LED SS 3MM 625NM RED DIFF</text:p>
          </table:table-cell>
          <table:table-cell table:style-name="ce37" office:value-type="string">
            <text:p>3mm-LED</text:p>
          </table:table-cell>
          <table:table-cell table:style-name="ce45" table:formula="of:=[.A21]" office:value-type="float" office:value="13">
            <text:p>13</text:p>
          </table:table-cell>
          <table:table-cell table:style-name="ce45" office:value-type="string">
            <text:p>Kingbright Corp</text:p>
          </table:table-cell>
          <table:table-cell table:style-name="ce45" office:value-type="string">
            <text:p>WP132XID</text:p>
          </table:table-cell>
          <table:table-cell table:style-name="ce58" office:value-type="string">
            <text:p><text:a xlink:href="http://search.digikey.com/us/en/products/WP132XID/754-1211-ND/1747610" xlink:type="simple">754-1211-ND</text:a></text:p>
          </table:table-cell>
          <table:table-cell table:style-name="ce68" office:value-type="currency" office:currency="USD" office:value="0.104">
            <text:p>$0.10</text:p>
          </table:table-cell>
          <table:table-cell table:style-name="ce69" table:formula="of:=([.A21]*[.J21])" office:value-type="currency" office:currency="USD" office:value="1.352">
            <text:p>$1.35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0" office:value-type="string">
            <text:p>D50,51,52,53</text:p>
          </table:table-cell>
          <table:table-cell table:style-name="ce5" office:value-type="string">
            <text:p>LED-Orange-SMD</text:p>
          </table:table-cell>
          <table:table-cell table:style-name="ce2" office:value-type="string">
            <text:p>LED 2x1.2MM 601NM OR WTR CLR SMD</text:p>
          </table:table-cell>
          <table:table-cell table:style-name="ce37" office:value-type="string">
            <text:p>0805 SMD</text:p>
          </table:table-cell>
          <table:table-cell table:style-name="ce45" table:formula="of:=[.A22]" office:value-type="float" office:value="4">
            <text:p>4</text:p>
          </table:table-cell>
          <table:table-cell table:style-name="ce45" office:value-type="string">
            <text:p>Kingbright Company LLC</text:p>
          </table:table-cell>
          <table:table-cell table:style-name="ce45" office:value-type="string">
            <text:p>APT2012SECK</text:p>
          </table:table-cell>
          <table:table-cell table:style-name="ce28" office:value-type="string">
            <text:p>754-1130-1-ND</text:p>
          </table:table-cell>
          <table:table-cell table:style-name="ce68" office:value-type="currency" office:currency="USD" office:value="0.2">
            <text:p>$0.20</text:p>
          </table:table-cell>
          <table:table-cell table:style-name="ce69" table:formula="of:=([.A22]*[.J22])" office:value-type="currency" office:currency="USD" office:value="0.8">
            <text:p>$0.80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10" office:value-type="string">
            <text:p>D24,25,26,27,28,29,32,37,38,40,42,49,54</text:p>
          </table:table-cell>
          <table:table-cell table:style-name="ce5" office:value-type="string">
            <text:p>1N4004</text:p>
          </table:table-cell>
          <table:table-cell table:style-name="ce2" office:value-type="string">
            <text:p>DIODE GEN PURPOSE 400V 1A DO41</text:p>
          </table:table-cell>
          <table:table-cell table:style-name="ce37" office:value-type="string">
            <text:p>DO-41</text:p>
          </table:table-cell>
          <table:table-cell table:style-name="ce45" table:formula="of:=[.A23]" office:value-type="float" office:value="13">
            <text:p>13</text:p>
          </table:table-cell>
          <table:table-cell table:style-name="ce45" office:value-type="string">
            <text:p>Micro Commercial Co</text:p>
          </table:table-cell>
          <table:table-cell table:style-name="ce45" office:value-type="string">
            <text:p>1N4004-TP</text:p>
          </table:table-cell>
          <table:table-cell table:style-name="ce28" office:value-type="string">
            <text:p>1N4004-TPMSCT-ND</text:p>
          </table:table-cell>
          <table:table-cell table:style-name="ce68" office:value-type="currency" office:currency="USD" office:value="0.11">
            <text:p>$0.11</text:p>
          </table:table-cell>
          <table:table-cell table:style-name="ce69" table:formula="of:=([.A23]*[.J23])" office:value-type="currency" office:currency="USD" office:value="1.43">
            <text:p>$1.43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7"/>
          <table:table-cell table:style-name="ce45" table:number-columns-repeated="3"/>
          <table:table-cell table:style-name="ce58"/>
          <table:table-cell table:style-name="ce69"/>
          <table:table-cell table:style-name="ce2"/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 office:value-type="string">
            <text:p>Connectors/Jacks</text:p>
          </table:table-cell>
          <table:table-cell table:style-name="ce20"/>
          <table:table-cell table:style-name="ce5"/>
          <table:table-cell table:style-name="ce37"/>
          <table:table-cell table:style-name="ce45" table:number-columns-repeated="3"/>
          <table:table-cell table:style-name="ce58"/>
          <table:table-cell table:style-name="ce69"/>
          <table:table-cell table:style-name="ce2"/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2" office:value-type="string">
            <text:p>J1</text:p>
          </table:table-cell>
          <table:table-cell table:style-name="ce21" office:value-type="string">
            <text:p>USB-B micro</text:p>
          </table:table-cell>
          <table:table-cell table:style-name="ce30" office:value-type="string">
            <text:p>CONN USB MICRO B RECPT SMT R/A</text:p>
          </table:table-cell>
          <table:table-cell table:style-name="ce21"/>
          <table:table-cell table:style-name="ce21" table:formula="of:=[.A26]" office:value-type="float" office:value="1">
            <text:p>1</text:p>
          </table:table-cell>
          <table:table-cell table:style-name="ce21" office:value-type="string">
            <text:p>FCI</text:p>
          </table:table-cell>
          <table:table-cell table:style-name="ce21" office:value-type="string">
            <text:p>10118194-0001LF</text:p>
          </table:table-cell>
          <table:table-cell table:style-name="ce30" office:value-type="string">
            <text:p>609-4618-1-ND</text:p>
          </table:table-cell>
          <table:table-cell table:style-name="ce70" office:value-type="currency" office:currency="USD" office:value="0.433">
            <text:p>$0.43</text:p>
          </table:table-cell>
          <table:table-cell table:style-name="ce69" table:formula="of:=([.A26]*[.J26])" office:value-type="currency" office:currency="USD" office:value="0.433">
            <text:p>$0.43</text:p>
          </table:table-cell>
          <table:table-cell table:style-name="ce78"/>
          <table:table-cell table:style-name="ce83"/>
          <table:table-cell table:style-name="ce84" table:number-columns-repeated="2"/>
          <table:table-cell table:style-name="ce85" table:number-columns-repeated="1007"/>
          <table:table-cell table:number-columns-repeated="2"/>
        </table:table-row>
        <table:table-row table:style-name="ro1">
          <table:table-cell table:style-name="Default"/>
          <table:table-cell table:style-name="ce12"/>
          <table:table-cell table:style-name="ce21"/>
          <table:table-cell table:style-name="ce30"/>
          <table:table-cell table:style-name="ce21" table:number-columns-repeated="4"/>
          <table:table-cell table:style-name="ce30"/>
          <table:table-cell table:style-name="Default"/>
          <table:table-cell table:style-name="ce69"/>
          <table:table-cell table:style-name="ce78"/>
          <table:table-cell table:style-name="ce83"/>
          <table:table-cell table:style-name="ce84" table:number-columns-repeated="2"/>
          <table:table-cell table:style-name="ce85" table:number-columns-repeated="1007"/>
          <table:table-cell table:number-columns-repeated="2"/>
        </table:table-row>
        <table:table-row table:style-name="ro1">
          <table:table-cell table:style-name="ce2"/>
          <table:table-cell table:style-name="ce10"/>
          <table:table-cell table:style-name="ce5"/>
          <table:table-cell table:style-name="ce23"/>
          <table:table-cell table:style-name="ce37"/>
          <table:table-cell table:style-name="ce45" table:number-columns-repeated="3"/>
          <table:table-cell table:style-name="ce36"/>
          <table:table-cell table:style-name="ce69" table:number-columns-repeated="2"/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MOV1</text:p>
          </table:table-cell>
          <table:table-cell table:style-name="ce5" office:value-type="string">
            <text:p>FT232RL</text:p>
          </table:table-cell>
          <table:table-cell table:style-name="ce23" office:value-type="string">
            <text:p>SURGE ABSORBER 14MM 22V 1000A ZNR</text:p>
          </table:table-cell>
          <table:table-cell table:style-name="ce37" office:value-type="string">
            <text:p>Disc 14mm</text:p>
          </table:table-cell>
          <table:table-cell table:style-name="ce45" table:formula="of:=[.A29]" office:value-type="float" office:value="1">
            <text:p>1</text:p>
          </table:table-cell>
          <table:table-cell table:style-name="ce45" office:value-type="string">
            <text:p>Panasonic - ECG</text:p>
          </table:table-cell>
          <table:table-cell table:style-name="ce45" office:value-type="string">
            <text:p>ERZ-V14D220</text:p>
          </table:table-cell>
          <table:table-cell table:style-name="ce36" office:value-type="string">
            <text:p><text:a xlink:href="http://search.digikey.com/us/en/products/ERZ-V14D220/P7307-ND/227567" xlink:type="simple">P7307-ND</text:a></text:p>
          </table:table-cell>
          <table:table-cell table:style-name="ce68" office:value-type="currency" office:currency="USD" office:value="0.72">
            <text:p>$0.72</text:p>
          </table:table-cell>
          <table:table-cell table:style-name="ce69" table:formula="of:=([.A29]*[.J29])" office:value-type="currency" office:currency="USD" office:value="0.72">
            <text:p>$0.72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F1,F2</text:p>
          </table:table-cell>
          <table:table-cell table:style-name="ce5" office:value-type="string">
            <text:p>8v/0.5A PTC Resettable Fuse</text:p>
          </table:table-cell>
          <table:table-cell table:style-name="ce23" office:value-type="string">
            <text:p>PTC RESETTABLE FUSE 0.50A 8V CHIP 1206</text:p>
          </table:table-cell>
          <table:table-cell table:style-name="ce37" office:value-type="string">
            <text:p>1206 SMD</text:p>
          </table:table-cell>
          <table:table-cell table:style-name="ce45" table:formula="of:=[.A30]" office:value-type="float" office:value="2">
            <text:p>2</text:p>
          </table:table-cell>
          <table:table-cell table:style-name="ce45" office:value-type="string">
            <text:p>Bel Fuse Inc</text:p>
          </table:table-cell>
          <table:table-cell table:style-name="ce45" office:value-type="string">
            <text:p>0ZCA0050FF2G</text:p>
          </table:table-cell>
          <table:table-cell table:style-name="ce36" office:value-type="string">
            <text:p>507-1480-1-ND</text:p>
          </table:table-cell>
          <table:table-cell table:style-name="ce68" office:value-type="currency" office:currency="USD" office:value="0.2">
            <text:p>$0.20</text:p>
          </table:table-cell>
          <table:table-cell table:style-name="ce69" table:formula="of:=([.A30]*[.J30])" office:value-type="currency" office:currency="USD" office:value="0.4">
            <text:p>$0.40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L1</text:p>
          </table:table-cell>
          <table:table-cell table:style-name="ce5" office:value-type="float" office:value="40">
            <text:p>40</text:p>
          </table:table-cell>
          <table:table-cell table:style-name="ce23" office:value-type="string">
            <text:p>Ferrite 1.5A 40 Ohm 0805 SMD</text:p>
          </table:table-cell>
          <table:table-cell table:style-name="ce37" office:value-type="string">
            <text:p>0805 SMD</text:p>
          </table:table-cell>
          <table:table-cell table:style-name="ce45" table:formula="of:=[.A31]" office:value-type="float" office:value="1">
            <text:p>1</text:p>
          </table:table-cell>
          <table:table-cell table:style-name="ce45" office:value-type="string">
            <text:p>Laird-Signal Integrity Products</text:p>
          </table:table-cell>
          <table:table-cell table:style-name="ce45" office:value-type="string">
            <text:p>MI0805K400R-10</text:p>
          </table:table-cell>
          <table:table-cell table:style-name="ce36" office:value-type="string">
            <text:p>240-2389-1-ND</text:p>
          </table:table-cell>
          <table:table-cell table:style-name="ce68" office:value-type="currency" office:currency="USD" office:value="0.1">
            <text:p>$0.10</text:p>
          </table:table-cell>
          <table:table-cell table:style-name="ce69" table:formula="of:=([.A31]*[.J31])" office:value-type="currency" office:currency="USD" office:value="0.1">
            <text:p>$0.10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0" office:value-type="string">
            <text:p>JP3,4,5,6,7,8,9</text:p>
          </table:table-cell>
          <table:table-cell table:style-name="ce5" office:value-type="string">
            <text:p>Jumper</text:p>
          </table:table-cell>
          <table:table-cell table:style-name="ce23" office:value-type="string">
            <text:p>RES 0.0 OHM 1.5W JUMP 2512 SMD</text:p>
          </table:table-cell>
          <table:table-cell table:style-name="ce37" office:value-type="string">
            <text:p>2512 SMD</text:p>
          </table:table-cell>
          <table:table-cell table:style-name="ce45" table:formula="of:=[.A32]" office:value-type="float" office:value="7">
            <text:p>7</text:p>
          </table:table-cell>
          <table:table-cell table:style-name="ce45" office:value-type="string">
            <text:p>Vishay Dale</text:p>
          </table:table-cell>
          <table:table-cell table:style-name="ce45" office:value-type="string">
            <text:p>CRCW25120000Z0EGHP</text:p>
          </table:table-cell>
          <table:table-cell table:style-name="ce36" office:value-type="string">
            <text:p>541-0.0RBCT-ND</text:p>
          </table:table-cell>
          <table:table-cell table:style-name="ce68" office:value-type="currency" office:currency="USD" office:value="1.581">
            <text:p>$1.58</text:p>
          </table:table-cell>
          <table:table-cell table:style-name="ce69" table:formula="of:=([.A32]*[.J32])" office:value-type="currency" office:currency="USD" office:value="11.067">
            <text:p>$11.07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7"/>
          <table:table-cell table:style-name="ce45" table:number-columns-repeated="3"/>
          <table:table-cell table:style-name="ce58"/>
          <table:table-cell table:style-name="ce69" table:number-columns-repeated="2"/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 office:value-type="string">
            <text:p>Pin Headers</text:p>
          </table:table-cell>
          <table:table-cell table:style-name="ce5" table:number-columns-repeated="2"/>
          <table:table-cell table:style-name="ce37"/>
          <table:table-cell table:style-name="ce45" table:number-columns-repeated="3"/>
          <table:table-cell table:style-name="ce58"/>
          <table:table-cell table:style-name="ce69"/>
          <table:table-cell table:style-name="ce2"/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Load1,P20,P21,P33,P34,JP1,JP2,PP1,PP2</text:p>
          </table:table-cell>
          <table:table-cell table:style-name="ce5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37"/>
          <table:table-cell table:style-name="ce45" table:formula="of:=[.A35]" office:value-type="float" office:value="1">
            <text:p>1</text:p>
          </table:table-cell>
          <table:table-cell table:style-name="ce45" office:value-type="string">
            <text:p>Samtec Inc</text:p>
          </table:table-cell>
          <table:table-cell table:style-name="ce45" office:value-type="string">
            <text:p>TSW-150-07-L-S</text:p>
          </table:table-cell>
          <table:table-cell table:style-name="ce28" office:value-type="string">
            <text:p><text:a xlink:href="http://search.digikey.com/us/en/products/TSW-150-07-L-S/SAM1031-50-ND/1101377" xlink:type="simple">SAM1031-50-ND</text:a></text:p>
          </table:table-cell>
          <table:table-cell table:style-name="ce69" office:value-type="currency" office:currency="USD" office:value="3.11">
            <text:p>$3.11</text:p>
          </table:table-cell>
          <table:table-cell table:style-name="ce69" table:formula="of:=([.A35]*[.J35])" office:value-type="currency" office:currency="USD" office:value="3.11">
            <text:p>$3.11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BDM 3x2 0.100” Pin Header</text:p>
          </table:table-cell>
          <table:table-cell table:style-name="ce5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37"/>
          <table:table-cell table:style-name="ce45" table:formula="of:=[.A36]" office:value-type="float" office:value="1">
            <text:p>1</text:p>
          </table:table-cell>
          <table:table-cell table:style-name="ce45" office:value-type="string">
            <text:p>Samtec Inc</text:p>
          </table:table-cell>
          <table:table-cell table:style-name="ce45" office:value-type="string">
            <text:p>TSW-117-07-L-D</text:p>
          </table:table-cell>
          <table:table-cell table:style-name="ce28" office:value-type="string">
            <text:p><text:a xlink:href="http://search.digikey.com/us/en/products/TSW-117-07-L-D/TSW-117-07-L-D-ND/2796113" xlink:type="simple">TSW-117-07-L-D-ND</text:a></text:p>
          </table:table-cell>
          <table:table-cell table:style-name="ce69" office:value-type="currency" office:currency="USD" office:value="2.13">
            <text:p>$2.13</text:p>
          </table:table-cell>
          <table:table-cell table:style-name="ce69" table:formula="of:=([.A36]*[.J36])" office:value-type="currency" office:currency="USD" office:value="2.13">
            <text:p>$2.13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7"/>
          <table:table-cell table:style-name="ce45" table:number-columns-repeated="3"/>
          <table:table-cell table:style-name="ce58"/>
          <table:table-cell table:style-name="ce69"/>
          <table:table-cell table:style-name="ce2"/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 office:value-type="string">
            <text:p>MOSFETs/Transistors</text:p>
          </table:table-cell>
          <table:table-cell table:style-name="ce5" table:number-columns-repeated="2"/>
          <table:table-cell table:style-name="ce37"/>
          <table:table-cell table:style-name="ce45" table:number-columns-repeated="3"/>
          <table:table-cell table:style-name="ce58"/>
          <table:table-cell table:style-name="ce69"/>
          <table:table-cell table:style-name="ce2"/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10" office:value-type="string">
            <text:p>Q1,2,3,4,5,6,7,8</text:p>
          </table:table-cell>
          <table:table-cell table:style-name="ce22" office:value-type="string">
            <text:p>VND7NV04TR-E</text:p>
          </table:table-cell>
          <table:table-cell table:style-name="ce2" office:value-type="string">
            <text:p>MOSFET N-CH 40V 6A VND7NV04TR-E 60mOhm</text:p>
          </table:table-cell>
          <table:table-cell table:style-name="ce39" office:value-type="string">
            <text:p>DPAK</text:p>
          </table:table-cell>
          <table:table-cell table:style-name="ce45" table:formula="of:=[.A39]" office:value-type="float" office:value="8">
            <text:p>8</text:p>
          </table:table-cell>
          <table:table-cell table:style-name="ce45" office:value-type="string">
            <text:p>STMicroelectronics</text:p>
          </table:table-cell>
          <table:table-cell table:style-name="ce22" office:value-type="string">
            <text:p>VND7NV04TR-E</text:p>
          </table:table-cell>
          <table:table-cell table:style-name="ce22" office:value-type="string">
            <text:p>497-11707-1-ND</text:p>
          </table:table-cell>
          <table:table-cell table:style-name="ce69" office:value-type="currency" office:currency="USD" office:value="1.75">
            <text:p>$1.75</text:p>
          </table:table-cell>
          <table:table-cell table:style-name="ce69" table:formula="of:=([.A39]*[.J39])" office:value-type="currency" office:currency="USD" office:value="14">
            <text:p>$14.00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Q12</text:p>
          </table:table-cell>
          <table:table-cell table:style-name="ce23" office:value-type="string">
            <text:p>KSH127TF</text:p>
          </table:table-cell>
          <table:table-cell table:style-name="ce28" office:value-type="string">
            <text:p>TRANSISTOR PNP 100V 8A DPAK</text:p>
          </table:table-cell>
          <table:table-cell table:style-name="ce39" office:value-type="string">
            <text:p>DPAK</text:p>
          </table:table-cell>
          <table:table-cell table:style-name="ce45" table:formula="of:=[.A40]" office:value-type="float" office:value="1">
            <text:p>1</text:p>
          </table:table-cell>
          <table:table-cell table:style-name="ce45" office:value-type="string">
            <text:p>Fairchild Semiconductor</text:p>
          </table:table-cell>
          <table:table-cell table:style-name="ce45" office:value-type="string">
            <text:p>KSH127TF</text:p>
          </table:table-cell>
          <table:table-cell table:style-name="ce28" office:value-type="string">
            <text:p>KSH127TFCT-ND</text:p>
          </table:table-cell>
          <table:table-cell table:style-name="ce68" office:value-type="currency" office:currency="USD" office:value="0.61">
            <text:p>$0.61</text:p>
          </table:table-cell>
          <table:table-cell table:style-name="ce69" table:formula="of:=([.A40]*[.J40])" office:value-type="currency" office:currency="USD" office:value="0.61">
            <text:p>$0.61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7"/>
          <table:table-cell table:style-name="ce45" table:number-columns-repeated="3"/>
          <table:table-cell table:style-name="ce58"/>
          <table:table-cell table:style-name="ce69"/>
          <table:table-cell table:style-name="ce2"/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 office:value-type="string">
            <text:p>Resistors</text:p>
          </table:table-cell>
          <table:table-cell table:style-name="ce5" table:number-columns-repeated="2"/>
          <table:table-cell table:style-name="ce37"/>
          <table:table-cell table:style-name="ce45" table:number-columns-repeated="3"/>
          <table:table-cell table:style-name="ce58"/>
          <table:table-cell table:style-name="ce69"/>
          <table:table-cell table:style-name="ce2"/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0" office:value-type="string">
            <text:p>R1,2,3,4,5,11,12</text:p>
          </table:table-cell>
          <table:table-cell table:style-name="ce5" office:value-type="string">
            <text:p>10k</text:p>
          </table:table-cell>
          <table:table-cell table:style-name="ce23" office:value-type="string">
            <text:p>RES 10.0K OHM 1/4W 1% METAL FILM</text:p>
          </table:table-cell>
          <table:table-cell table:style-name="ce37"/>
          <table:table-cell table:style-name="ce45" table:formula="of:=[.A43]" office:value-type="float" office:value="7">
            <text:p>7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R-25FBF-10K0</text:p>
          </table:table-cell>
          <table:table-cell table:style-name="ce28" office:value-type="string">
            <text:p><text:a xlink:href="http://search.digikey.com/us/en/products/MFR-25FBF-10K0/10.0KXBK-ND/13219" xlink:type="simple">10.0KXBK-ND</text:a></text:p>
          </table:table-cell>
          <table:table-cell table:style-name="ce68" office:value-type="currency" office:currency="USD" office:value="0.082">
            <text:p>$0.08</text:p>
          </table:table-cell>
          <table:table-cell table:style-name="ce69" table:formula="of:=([.A43]*[.J43])" office:value-type="currency" office:currency="USD" office:value="0.574">
            <text:p>$0.57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3" office:value-type="string">
            <text:p>R16,17,18,19</text:p>
          </table:table-cell>
          <table:table-cell table:style-name="ce24" office:value-type="string">
            <text:p>10k</text:p>
          </table:table-cell>
          <table:table-cell table:style-name="ce31" office:value-type="string">
            <text:p>RES 10.0K OHM 1/2W 1% METAL FILM</text:p>
          </table:table-cell>
          <table:table-cell table:style-name="ce40" office:value-type="string">
            <text:p>If using VR inputs</text:p>
          </table:table-cell>
          <table:table-cell table:style-name="ce46" table:formula="of:=[.A44]" office:value-type="float" office:value="4">
            <text:p>4</text:p>
          </table:table-cell>
          <table:table-cell table:style-name="ce46" office:value-type="string">
            <text:p>Vishay/BC Components</text:p>
          </table:table-cell>
          <table:table-cell table:style-name="ce46" office:value-type="string">
            <text:p>SFR16S0001002FR500</text:p>
          </table:table-cell>
          <table:table-cell table:style-name="ce60" office:value-type="string">
            <text:p><text:a xlink:href="http://search.digikey.com/us/en/products/SFR16S0001002FR500/PPC10.0KXCT-ND/594695" xlink:type="simple">PPC10.0KXCT-ND</text:a></text:p>
          </table:table-cell>
          <table:table-cell table:style-name="ce71" office:value-type="currency" office:currency="USD" office:value="0.23">
            <text:p>$0.23</text:p>
          </table:table-cell>
          <table:table-cell table:style-name="ce71" table:formula="of:=([.A44]*[.J44])" office:value-type="currency" office:currency="USD" office:value="0.92">
            <text:p>$0.92</text:p>
          </table:table-cell>
          <table:table-cell table:style-name="ce13" office:value-type="string">
            <text:p>Only purchase if using VR inputs</text:p>
          </table:table-cell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R6</text:p>
          </table:table-cell>
          <table:table-cell table:style-name="ce5" office:value-type="string">
            <text:p>3.3k</text:p>
          </table:table-cell>
          <table:table-cell table:style-name="ce28" office:value-type="string">
            <text:p>RES 3.3K OHM 1/4W 0.1% AXIAL</text:p>
          </table:table-cell>
          <table:table-cell table:style-name="ce37"/>
          <table:table-cell table:style-name="ce45" table:formula="of:=[.A45]" office:value-type="float" office:value="1">
            <text:p>1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P-25BRD52-3K3</text:p>
          </table:table-cell>
          <table:table-cell table:style-name="ce28" office:value-type="string">
            <text:p>3.3KADCT-ND</text:p>
          </table:table-cell>
          <table:table-cell table:style-name="ce68" office:value-type="currency" office:currency="USD" office:value="0.55">
            <text:p>$0.55</text:p>
          </table:table-cell>
          <table:table-cell table:style-name="ce69" table:formula="of:=([.A45]*[.J45])" office:value-type="currency" office:currency="USD" office:value="0.55">
            <text:p>$0.55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14" office:value-type="string">
            <text:p>R7,13,16,17,18,19,21,22,41,42,43,44,45,46,54,56,59,60,70,71,74,77,78,80,81,83,84,87,88,95,104,105</text:p>
          </table:table-cell>
          <table:table-cell table:style-name="ce5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37"/>
          <table:table-cell table:style-name="ce45" table:formula="of:=[.A46]" office:value-type="float" office:value="32">
            <text:p>32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R-25FBF-1K00</text:p>
          </table:table-cell>
          <table:table-cell table:style-name="ce28" office:value-type="string">
            <text:p><text:a xlink:href="http://search.digikey.com/us/en/products/MFR-25FBF-1K00/1.00KXBK-ND/13011" xlink:type="simple">1.00KXBK-ND</text:a></text:p>
          </table:table-cell>
          <table:table-cell table:style-name="ce68" office:value-type="currency" office:currency="USD" office:value="0.0568">
            <text:p>$0.06</text:p>
          </table:table-cell>
          <table:table-cell table:style-name="ce69" table:formula="of:=([.A46]*[.J46])" office:value-type="currency" office:currency="USD" office:value="1.8176">
            <text:p>$1.82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10" office:value-type="string">
            <text:p>R8,9,10,47,48,49,50,51,52,53,55,61,62,66,67,72,75</text:p>
          </table:table-cell>
          <table:table-cell table:style-name="ce5" office:value-type="string">
            <text:p>2.43k</text:p>
          </table:table-cell>
          <table:table-cell table:style-name="ce22" office:value-type="string">
            <text:p>RES 2.43K OHM 1/4W 1% AXIAL</text:p>
          </table:table-cell>
          <table:table-cell table:style-name="ce37"/>
          <table:table-cell table:style-name="ce45" table:formula="of:=[.A47]" office:value-type="float" office:value="17">
            <text:p>17</text:p>
          </table:table-cell>
          <table:table-cell table:style-name="ce45" office:value-type="string">
            <text:p>Yageo</text:p>
          </table:table-cell>
          <table:table-cell table:style-name="ce22" office:value-type="string">
            <text:p>MFR-25FBF52-2K43</text:p>
          </table:table-cell>
          <table:table-cell table:style-name="ce22" office:value-type="string">
            <text:p>2.43KXBK-ND</text:p>
          </table:table-cell>
          <table:table-cell table:style-name="ce68" office:value-type="currency" office:currency="USD" office:value="0.082">
            <text:p>$0.08</text:p>
          </table:table-cell>
          <table:table-cell table:style-name="ce69" table:formula="of:=([.A47]*[.J47])" office:value-type="currency" office:currency="USD" office:value="1.394">
            <text:p>$1.39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11" office:value-type="string">
            <text:p>R26,27,28,32,33,34,57,58,82</text:p>
          </table:table-cell>
          <table:table-cell table:style-name="ce5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37"/>
          <table:table-cell table:style-name="ce45" table:formula="of:=[.A48]" office:value-type="float" office:value="9">
            <text:p>9</text:p>
          </table:table-cell>
          <table:table-cell table:style-name="ce45" office:value-type="string">
            <text:p>Stackpole Electronics Inc</text:p>
          </table:table-cell>
          <table:table-cell table:style-name="ce22" office:value-type="string">
            <text:p>RNF14FTD470R</text:p>
          </table:table-cell>
          <table:table-cell table:style-name="ce28" office:value-type="string">
            <text:p>RNF14FTD470RCT-ND</text:p>
          </table:table-cell>
          <table:table-cell table:style-name="ce68" office:value-type="currency" office:currency="USD" office:value="0.105">
            <text:p>$0.11</text:p>
          </table:table-cell>
          <table:table-cell table:style-name="ce69" table:formula="of:=([.A48]*[.J48])" office:value-type="currency" office:currency="USD" office:value="0.945">
            <text:p>$0.95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3" office:value-type="string">
            <text:p>R20,23</text:p>
          </table:table-cell>
          <table:table-cell table:style-name="ce24" office:value-type="string">
            <text:p>5.1k</text:p>
          </table:table-cell>
          <table:table-cell table:style-name="ce32" office:value-type="string">
            <text:p>RES 5.1K OHM 2W 5% AXIAL</text:p>
          </table:table-cell>
          <table:table-cell table:style-name="ce40" office:value-type="string">
            <text:p>Not Needed for Hall</text:p>
          </table:table-cell>
          <table:table-cell table:style-name="ce46" table:formula="of:=[.A49]" office:value-type="float" office:value="2">
            <text:p>2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FMP200JR-52-5K1</text:p>
          </table:table-cell>
          <table:table-cell table:style-name="ce61" office:value-type="string">
            <text:p>5.1KZCT-ND</text:p>
          </table:table-cell>
          <table:table-cell table:style-name="ce68" office:value-type="currency" office:currency="USD" office:value="0.2">
            <text:p>$0.20</text:p>
          </table:table-cell>
          <table:table-cell table:style-name="ce71" table:formula="of:=([.F49]*[.J49])" office:value-type="currency" office:currency="USD" office:value="0.4">
            <text:p>$0.40</text:p>
          </table:table-cell>
          <table:table-cell table:style-name="ce13" office:value-type="string">
            <text:p>Only purchase if using VR inputs</text:p>
          </table:table-cell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10" office:value-type="string">
            <text:p>R24,25,31 | For GM sensors</text:p>
          </table:table-cell>
          <table:table-cell table:style-name="ce5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37" office:value-type="string">
            <text:p>For GM Sensors</text:p>
          </table:table-cell>
          <table:table-cell table:style-name="ce45" table:formula="of:=[.A50]" office:value-type="float" office:value="0">
            <text:p>0</text:p>
          </table:table-cell>
          <table:table-cell table:style-name="ce45" office:value-type="string">
            <text:p>TT Electronics/Welwyn</text:p>
          </table:table-cell>
          <table:table-cell table:style-name="ce45" office:value-type="string">
            <text:p>RC55Y-2K49BI</text:p>
          </table:table-cell>
          <table:table-cell table:style-name="ce28" office:value-type="string">
            <text:p><text:a xlink:href="http://search.digikey.com/us/en/products/RC55Y-2K49BI/985-1047-1-ND/2401912" xlink:type="simple">985-1047-1-ND</text:a></text:p>
          </table:table-cell>
          <table:table-cell table:style-name="ce68" office:value-type="currency" office:currency="USD" office:value="1.92">
            <text:p>$1.92</text:p>
          </table:table-cell>
          <table:table-cell table:style-name="ce69" table:formula="of:=([.A50]*[.J50])" office:value-type="currency" office:currency="USD" office:value="0">
            <text:p>$0.00</text:p>
          </table:table-cell>
          <table:table-cell table:style-name="ce10" office:value-type="string">
            <text:p>Only purchase if using GM Sensors</text:p>
          </table:table-cell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0" office:value-type="string">
            <text:p>R25,25,31 | For Denso/GM thermistors</text:p>
          </table:table-cell>
          <table:table-cell table:style-name="ce5" office:value-type="string">
            <text:p>2.7k</text:p>
          </table:table-cell>
          <table:table-cell table:style-name="ce2" office:value-type="string">
            <text:p>RES 2.7K OHM 1/4W 0.1% AXIAL</text:p>
          </table:table-cell>
          <table:table-cell table:style-name="ce37" office:value-type="string">
            <text:p>For Denso/GM Thermistors</text:p>
          </table:table-cell>
          <table:table-cell table:style-name="ce45" office:value-type="float" office:value="3">
            <text:p>3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P-25BRD52-2K7</text:p>
          </table:table-cell>
          <table:table-cell table:style-name="ce22" office:value-type="string">
            <text:p><text:a xlink:href="http://www.digikey.com/product-detail/en/MFP-25BRD52-2K7/2.7KADCT-ND/2059130" xlink:type="simple">2.7KADCT-ND</text:a></text:p>
          </table:table-cell>
          <table:table-cell table:style-name="ce68" office:value-type="currency" office:currency="USD" office:value="0.46">
            <text:p>$0.46</text:p>
          </table:table-cell>
          <table:table-cell table:style-name="ce69" table:formula="of:=([.A51]*[.J51])" office:value-type="currency" office:currency="USD" office:value="1.38">
            <text:p>$1.38</text:p>
          </table:table-cell>
          <table:table-cell table:style-name="ce10" office:value-type="string">
            <text:p>Good compromise for Denso/GM Thermistors</text:p>
          </table:table-cell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5" office:value-type="string">
            <text:p>R24,25,31 | For most sensors</text:p>
          </table:table-cell>
          <table:table-cell table:style-name="ce25" office:value-type="string">
            <text:p>2.43k</text:p>
          </table:table-cell>
          <table:table-cell table:style-name="ce33" office:value-type="string">
            <text:p>RES 2.43K OHM 0.25W 0.1% METAL FILM</text:p>
          </table:table-cell>
          <table:table-cell table:style-name="ce41" office:value-type="string">
            <text:p>For Most Sensors</text:p>
          </table:table-cell>
          <table:table-cell table:style-name="ce47" table:formula="of:=[.A52]" office:value-type="float" office:value="0">
            <text:p>0</text:p>
          </table:table-cell>
          <table:table-cell table:style-name="ce51" office:value-type="string">
            <text:p>TT Electronics/Welwyn</text:p>
          </table:table-cell>
          <table:table-cell table:style-name="ce51" office:value-type="string">
            <text:p>RC55Y-2K43BI</text:p>
          </table:table-cell>
          <table:table-cell table:style-name="ce62" office:value-type="string">
            <text:p><text:a xlink:href="http://search.digikey.com/us/en/products/RC55Y-2K43BI/985-1046-1-ND/2401911" xlink:type="simple">985-1046-1-ND</text:a></text:p>
          </table:table-cell>
          <table:table-cell table:style-name="ce72" office:value-type="currency" office:currency="USD" office:value="1.29">
            <text:p>$1.29</text:p>
          </table:table-cell>
          <table:table-cell table:style-name="ce72" table:formula="of:=([.A52]*[.J52])" office:value-type="currency" office:currency="USD" office:value="0">
            <text:p>$0.00</text:p>
          </table:table-cell>
          <table:table-cell table:style-name="ce79" office:value-type="string">
            <text:p>Good compromise for most Sensors</text:p>
          </table:table-cell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5" office:value-type="string">
            <text:p>R24,25,31 | For Ford sensors</text:p>
          </table:table-cell>
          <table:table-cell table:style-name="ce25" office:value-type="string">
            <text:p>27.4k</text:p>
          </table:table-cell>
          <table:table-cell table:style-name="ce33" office:value-type="string">
            <text:p>RES 27.4K OHM 0.25W 0.1% METAL FILM AXL</text:p>
          </table:table-cell>
          <table:table-cell table:style-name="ce41" office:value-type="string">
            <text:p>For Ford Sensors</text:p>
          </table:table-cell>
          <table:table-cell table:style-name="ce47" table:formula="of:=[.A53]" office:value-type="float" office:value="0">
            <text:p>0</text:p>
          </table:table-cell>
          <table:table-cell table:style-name="ce51" office:value-type="string">
            <text:p>TT Electronics/Welwyn</text:p>
          </table:table-cell>
          <table:table-cell table:style-name="ce51" office:value-type="string">
            <text:p>RC55Y-27K4BI</text:p>
          </table:table-cell>
          <table:table-cell table:style-name="ce62" office:value-type="string">
            <text:p><text:a xlink:href="http://search.digikey.com/us/en/products/RC55Y-27K4BI/985-1069-1-ND/2401934" xlink:type="simple">985-1069-1-ND</text:a></text:p>
          </table:table-cell>
          <table:table-cell table:style-name="ce72" office:value-type="currency" office:currency="USD" office:value="1.29">
            <text:p>$1.29</text:p>
          </table:table-cell>
          <table:table-cell table:style-name="ce72" table:formula="of:=([.A53]*[.J53])" office:value-type="currency" office:currency="USD" office:value="0">
            <text:p>$0.00</text:p>
          </table:table-cell>
          <table:table-cell table:style-name="ce79" office:value-type="string">
            <text:p>Only purchase if using Ford Sensors</text:p>
          </table:table-cell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5" office:value-type="string">
            <text:p>R24,25,31 | For MOPAR sensors</text:p>
          </table:table-cell>
          <table:table-cell table:style-name="ce25" office:value-type="string">
            <text:p>9.1k</text:p>
          </table:table-cell>
          <table:table-cell table:style-name="ce33" office:value-type="string">
            <text:p>RES 9.1K OHM 1/4W 0.1% METAL FILM AXL</text:p>
          </table:table-cell>
          <table:table-cell table:style-name="ce41" office:value-type="string">
            <text:p>For MOPAR Sensors</text:p>
          </table:table-cell>
          <table:table-cell table:style-name="ce47" table:formula="of:=[.A54]" office:value-type="float" office:value="0">
            <text:p>0</text:p>
          </table:table-cell>
          <table:table-cell table:style-name="ce51" office:value-type="string">
            <text:p>Yageo</text:p>
          </table:table-cell>
          <table:table-cell table:style-name="ce51" office:value-type="string">
            <text:p>MFP-25BRD52-9K1</text:p>
          </table:table-cell>
          <table:table-cell table:style-name="ce62" office:value-type="string">
            <text:p><text:a xlink:href="http://search.digikey.com/us/en/products/MFP-25BRD52-9K1/9.1KADCT-ND/2059152" xlink:type="simple">9.1KADCT-ND</text:a></text:p>
          </table:table-cell>
          <table:table-cell table:style-name="ce72" office:value-type="currency" office:currency="USD" office:value="0.437">
            <text:p>$0.44</text:p>
          </table:table-cell>
          <table:table-cell table:style-name="ce72" table:formula="of:=([.A54]*[.J54])" office:value-type="currency" office:currency="USD" office:value="0">
            <text:p>$0.00</text:p>
          </table:table-cell>
          <table:table-cell table:style-name="ce79" office:value-type="string">
            <text:p>Only purchase if using Mopar Sensors</text:p>
          </table:table-cell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R29</text:p>
          </table:table-cell>
          <table:table-cell table:style-name="ce5" office:value-type="string">
            <text:p>3.9k</text:p>
          </table:table-cell>
          <table:table-cell table:style-name="ce34" office:value-type="string">
            <text:p>RES 3.9K OHM 1/4W 0.1% METAL FILM AXL</text:p>
          </table:table-cell>
          <table:table-cell table:style-name="ce37"/>
          <table:table-cell table:style-name="ce45" table:formula="of:=[.A55]" office:value-type="float" office:value="1">
            <text:p>1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P-25BRD52-3K9</text:p>
          </table:table-cell>
          <table:table-cell table:style-name="ce28" office:value-type="string">
            <text:p><text:a xlink:href="http://search.digikey.com/us/en/products/MFP-25BRD52-3K9/3.9KADCT-ND/2059137" xlink:type="simple">3.9KADCT-ND</text:a></text:p>
          </table:table-cell>
          <table:table-cell table:style-name="ce68" office:value-type="currency" office:currency="USD" office:value="0.55">
            <text:p>$0.55</text:p>
          </table:table-cell>
          <table:table-cell table:style-name="ce69" table:formula="of:=([.A55]*[.J55])" office:value-type="currency" office:currency="USD" office:value="0.55">
            <text:p>$0.55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R30</text:p>
          </table:table-cell>
          <table:table-cell table:style-name="ce5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37"/>
          <table:table-cell table:style-name="ce45" table:formula="of:=[.A56]" office:value-type="float" office:value="1">
            <text:p>1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P-25BRD52-1K</text:p>
          </table:table-cell>
          <table:table-cell table:style-name="ce28" office:value-type="string">
            <text:p><text:a xlink:href="http://search.digikey.com/us/en/products/MFP-25BRD52-1K/1KADCT-ND/2059121" xlink:type="simple">1KADCT-ND</text:a></text:p>
          </table:table-cell>
          <table:table-cell table:style-name="ce68" office:value-type="currency" office:currency="USD" office:value="0.55">
            <text:p>$0.55</text:p>
          </table:table-cell>
          <table:table-cell table:style-name="ce69" table:formula="of:=([.A56]*[.J56])" office:value-type="currency" office:currency="USD" office:value="0.55">
            <text:p>$0.55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10" office:value-type="string">
            <text:p>R14,15,35,36,37,38,39,40,63,68,69,73,76,89,90,102,103</text:p>
          </table:table-cell>
          <table:table-cell table:style-name="ce5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37"/>
          <table:table-cell table:style-name="ce45" table:formula="of:=[.A57]" office:value-type="float" office:value="17">
            <text:p>17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R-25FBF-100K</text:p>
          </table:table-cell>
          <table:table-cell table:style-name="ce63" office:value-type="string">
            <text:p><text:a xlink:href="http://search.digikey.com/us/en/products/MFR-25FBF-100K/100KXBK-ND/13473" xlink:type="simple">100KXBK-ND</text:a></text:p>
          </table:table-cell>
          <table:table-cell table:style-name="ce68" office:value-type="currency" office:currency="USD" office:value="0.0568">
            <text:p>$0.06</text:p>
          </table:table-cell>
          <table:table-cell table:style-name="ce69" table:formula="of:=([.A57]*[.J57])" office:value-type="currency" office:currency="USD" office:value="0.9656">
            <text:p>$0.97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R91,92,100,101</text:p>
          </table:table-cell>
          <table:table-cell table:style-name="ce19" office:value-type="float" office:value="160">
            <text:p>160</text:p>
          </table:table-cell>
          <table:table-cell table:style-name="ce26" office:value-type="string">
            <text:p>RES 160 OHM 2W 1% AXIAL</text:p>
          </table:table-cell>
          <table:table-cell table:style-name="ce38"/>
          <table:table-cell table:style-name="ce45" table:formula="of:=[.A58]" office:value-type="float" office:value="4">
            <text:p>4</text:p>
          </table:table-cell>
          <table:table-cell table:style-name="ce50" office:value-type="string">
            <text:p>Yageo</text:p>
          </table:table-cell>
          <table:table-cell table:style-name="ce26" office:value-type="string">
            <text:p>FMP200FRF52-160R</text:p>
          </table:table-cell>
          <table:table-cell table:style-name="ce26" office:value-type="string">
            <text:p>160YCT-ND</text:p>
          </table:table-cell>
          <table:table-cell table:style-name="ce68" office:value-type="currency" office:currency="USD" office:value="0.27">
            <text:p>$0.27</text:p>
          </table:table-cell>
          <table:table-cell table:style-name="ce69" table:formula="of:=([.A58]*[.J58])" office:value-type="currency" office:currency="USD" office:value="1.08">
            <text:p>$1.08</text:p>
          </table:table-cell>
          <table:table-cell table:style-name="ce11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R106,107</text:p>
          </table:table-cell>
          <table:table-cell table:style-name="ce19" office:value-type="string">
            <text:p>10k</text:p>
          </table:table-cell>
          <table:table-cell table:style-name="ce22" office:value-type="string">
            <text:p>RES 10K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[.A59]" office:value-type="float" office:value="2">
            <text:p>2</text:p>
          </table:table-cell>
          <table:table-cell table:style-name="ce50" office:value-type="string">
            <text:p>Bourns Inc</text:p>
          </table:table-cell>
          <table:table-cell table:style-name="ce22" office:value-type="string">
            <text:p>CRT0805-BY-1002ELF</text:p>
          </table:table-cell>
          <table:table-cell table:style-name="ce26" office:value-type="string">
            <text:p>CRT0805-BY-1002ELFCT-ND</text:p>
          </table:table-cell>
          <table:table-cell table:style-name="ce68" office:value-type="currency" office:currency="USD" office:value="0.51">
            <text:p>$0.51</text:p>
          </table:table-cell>
          <table:table-cell table:style-name="ce69" table:formula="of:=([.A59]*[.J59])" office:value-type="currency" office:currency="USD" office:value="1.02">
            <text:p>$1.02</text:p>
          </table:table-cell>
          <table:table-cell table:style-name="ce11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108</text:p>
          </table:table-cell>
          <table:table-cell table:style-name="ce19" office:value-type="float" office:value="330">
            <text:p>330</text:p>
          </table:table-cell>
          <table:table-cell table:style-name="ce35" office:value-type="string">
            <text:p>RES 330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[.A60]" office:value-type="float" office:value="1">
            <text:p>1</text:p>
          </table:table-cell>
          <table:table-cell table:style-name="ce50" office:value-type="string">
            <text:p>Panasonic Electronic Components</text:p>
          </table:table-cell>
          <table:table-cell table:style-name="ce26" office:value-type="string">
            <text:p>ERA-6AEB331V</text:p>
          </table:table-cell>
          <table:table-cell table:style-name="ce22" office:value-type="string">
            <text:p>P330DACT-ND</text:p>
          </table:table-cell>
          <table:table-cell table:style-name="ce68" office:value-type="currency" office:currency="USD" office:value="0.63">
            <text:p>$0.63</text:p>
          </table:table-cell>
          <table:table-cell table:style-name="ce69" table:formula="of:=([.A60]*[.J60])" office:value-type="currency" office:currency="USD" office:value="0.63">
            <text:p>$0.63</text:p>
          </table:table-cell>
          <table:table-cell table:style-name="ce11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109</text:p>
          </table:table-cell>
          <table:table-cell table:style-name="ce19" office:value-type="float" office:value="604">
            <text:p>604</text:p>
          </table:table-cell>
          <table:table-cell table:style-name="ce35" office:value-type="string">
            <text:p>RES 604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[.A61]" office:value-type="float" office:value="1">
            <text:p>1</text:p>
          </table:table-cell>
          <table:table-cell table:style-name="ce50" office:value-type="string">
            <text:p>Panasonic Electronic Components</text:p>
          </table:table-cell>
          <table:table-cell table:style-name="ce22" office:value-type="string">
            <text:p>ERA-6AEB6040V</text:p>
          </table:table-cell>
          <table:table-cell table:style-name="ce26" office:value-type="string">
            <text:p>P604DACT-ND</text:p>
          </table:table-cell>
          <table:table-cell table:style-name="ce68" office:value-type="currency" office:currency="USD" office:value="0.04">
            <text:p>$0.04</text:p>
          </table:table-cell>
          <table:table-cell table:style-name="ce69" table:formula="of:=([.A61]*[.J61])" office:value-type="currency" office:currency="USD" office:value="0.04">
            <text:p>$0.04</text:p>
          </table:table-cell>
          <table:table-cell table:style-name="ce11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R64,65,79,85</text:p>
          </table:table-cell>
          <table:table-cell table:style-name="ce19" office:value-type="string">
            <text:p>2.4k</text:p>
          </table:table-cell>
          <table:table-cell table:style-name="ce35" office:value-type="string">
            <text:p>RES 2.4k OHM 1/8W 1% 0805 SMD</text:p>
          </table:table-cell>
          <table:table-cell table:style-name="ce38" office:value-type="string">
            <text:p>0805 SMD</text:p>
          </table:table-cell>
          <table:table-cell table:style-name="ce45" table:formula="of:=[.A62]" office:value-type="float" office:value="4">
            <text:p>4</text:p>
          </table:table-cell>
          <table:table-cell table:style-name="ce50" office:value-type="string">
            <text:p>Stackpole Electronics Inc</text:p>
          </table:table-cell>
          <table:table-cell table:style-name="ce36" office:value-type="string">
            <text:p>RMCF0805FT2K40</text:p>
          </table:table-cell>
          <table:table-cell table:style-name="ce22" office:value-type="string">
            <text:p>RMCF0805FT2K40CT-ND</text:p>
          </table:table-cell>
          <table:table-cell table:style-name="ce68"/>
          <table:table-cell table:style-name="ce69" table:formula="of:=([.A62]*[.J62])" office:value-type="currency" office:currency="USD" office:value="0">
            <text:p>$0.00</text:p>
          </table:table-cell>
          <table:table-cell table:style-name="ce11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6"/>
          <table:table-cell table:style-name="ce2" table:number-columns-repeated="2"/>
          <table:table-cell table:style-name="ce39"/>
          <table:table-cell table:style-name="ce2" table:number-columns-repeated="6"/>
          <table:table-cell table:style-name="ce16"/>
          <table:table-cell table:style-name="ce17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2"/>
          <table:table-cell table:style-name="ce16" office:value-type="string">
            <text:p>ICs</text:p>
          </table:table-cell>
          <table:table-cell table:style-name="ce2" table:number-columns-repeated="2"/>
          <table:table-cell table:style-name="ce39"/>
          <table:table-cell table:style-name="ce2" table:number-columns-repeated="6"/>
          <table:table-cell table:style-name="ce16"/>
          <table:table-cell table:style-name="ce17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U1</text:p>
          </table:table-cell>
          <table:table-cell table:style-name="ce5" office:value-type="string">
            <text:p>MC9S12XDP512</text:p>
          </table:table-cell>
          <table:table-cell table:style-name="ce2" office:value-type="string">
            <text:p>IC MCU 512K FLASH 112-LQFP MC9S12XDP512MAL</text:p>
          </table:table-cell>
          <table:table-cell table:style-name="ce37" office:value-type="string">
            <text:p>LQFP-112</text:p>
          </table:table-cell>
          <table:table-cell table:style-name="ce45" table:formula="of:=[.A65]" office:value-type="float" office:value="1">
            <text:p>1</text:p>
          </table:table-cell>
          <table:table-cell table:style-name="ce45" office:value-type="string">
            <text:p>Freescale Semiconductor</text:p>
          </table:table-cell>
          <table:table-cell table:style-name="ce45" office:value-type="string">
            <text:p>MC9S12XDP512MAL</text:p>
          </table:table-cell>
          <table:table-cell table:style-name="ce22" office:value-type="string">
            <text:p><text:a xlink:href="http://search.digikey.com/us/en/products/MC9S12XDP512MAL/MC9S12XDP512MAL-ND/1167902" xlink:type="simple">MC9S12XDP512MAL-ND</text:a></text:p>
          </table:table-cell>
          <table:table-cell table:style-name="ce69" office:value-type="currency" office:currency="USD" office:value="23.53">
            <text:p>$23.53</text:p>
          </table:table-cell>
          <table:table-cell table:style-name="ce69" table:formula="of:=([.A65]*[.J65])" office:value-type="currency" office:currency="USD" office:value="23.53">
            <text:p>$23.53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U2,3</text:p>
          </table:table-cell>
          <table:table-cell table:style-name="ce5" office:value-type="string">
            <text:p>LM2940T-5.0/NOPB</text:p>
          </table:table-cell>
          <table:table-cell table:style-name="ce2" office:value-type="string">
            <text:p>IC REGULATOR LDO LM2940-5.0 1A TO220</text:p>
          </table:table-cell>
          <table:table-cell table:style-name="ce37" office:value-type="string">
            <text:p>TO-220</text:p>
          </table:table-cell>
          <table:table-cell table:style-name="ce45" table:formula="of:=[.A66]" office:value-type="float" office:value="2">
            <text:p>2</text:p>
          </table:table-cell>
          <table:table-cell table:style-name="ce45" office:value-type="string">
            <text:p>Texas Instruments</text:p>
          </table:table-cell>
          <table:table-cell table:style-name="ce45" office:value-type="string">
            <text:p>LM2940T-5.0/NOPB</text:p>
          </table:table-cell>
          <table:table-cell table:style-name="ce22" office:value-type="string">
            <text:p>LM2940T-5.0/NOPB</text:p>
          </table:table-cell>
          <table:table-cell table:style-name="ce68" office:value-type="currency" office:currency="USD" office:value="1.68">
            <text:p>$1.68</text:p>
          </table:table-cell>
          <table:table-cell table:style-name="ce69" table:formula="of:=([.A66]*[.J66])" office:value-type="currency" office:currency="USD" office:value="3.36">
            <text:p>$3.36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U2,3</text:p>
          </table:table-cell>
          <table:table-cell table:style-name="ce5" office:value-type="string">
            <text:p>SP900S-0.009-AC-54</text:p>
          </table:table-cell>
          <table:table-cell table:style-name="ce2" office:value-type="string">
            <text:p>SILICONE THERMAL PAD TO-220 W/ADH .009" SP9</text:p>
          </table:table-cell>
          <table:table-cell table:style-name="ce37"/>
          <table:table-cell table:style-name="ce45" table:formula="of:=[.A67]" office:value-type="float" office:value="2">
            <text:p>2</text:p>
          </table:table-cell>
          <table:table-cell table:style-name="ce45" office:value-type="string">
            <text:p>Bergquist</text:p>
          </table:table-cell>
          <table:table-cell table:style-name="ce26" office:value-type="string">
            <text:p>SP900S-0.009-AC-54</text:p>
          </table:table-cell>
          <table:table-cell table:style-name="ce28" office:value-type="string">
            <text:p>BER182-ND</text:p>
          </table:table-cell>
          <table:table-cell table:style-name="ce68" office:value-type="currency" office:currency="USD" office:value="0.18">
            <text:p>$0.18</text:p>
          </table:table-cell>
          <table:table-cell table:style-name="ce69" table:formula="of:=([.A67]*[.J67])" office:value-type="currency" office:currency="USD" office:value="0.36">
            <text:p>$0.36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U2,3</text:p>
          </table:table-cell>
          <table:table-cell table:style-name="ce5" office:value-type="string">
            <text:p>7721-7PPSG</text:p>
          </table:table-cell>
          <table:table-cell table:style-name="ce2" office:value-type="string">
            <text:p>INSULATING SHOULDER WASHER</text:p>
          </table:table-cell>
          <table:table-cell table:style-name="ce37"/>
          <table:table-cell table:style-name="ce45" table:formula="of:=[.A68]" office:value-type="float" office:value="2">
            <text:p>2</text:p>
          </table:table-cell>
          <table:table-cell table:style-name="ce45" office:value-type="string">
            <text:p>Aavid Thermalloy</text:p>
          </table:table-cell>
          <table:table-cell table:style-name="ce26" office:value-type="string">
            <text:p>7721-7PPSG</text:p>
          </table:table-cell>
          <table:table-cell table:style-name="ce28" office:value-type="string">
            <text:p>HS418-ND</text:p>
          </table:table-cell>
          <table:table-cell table:style-name="ce68" office:value-type="currency" office:currency="USD" office:value="0.23">
            <text:p>$0.23</text:p>
          </table:table-cell>
          <table:table-cell table:style-name="ce69" table:formula="of:=([.A68]*[.J68])" office:value-type="currency" office:currency="USD" office:value="0.46">
            <text:p>$0.46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U2,3</text:p>
          </table:table-cell>
          <table:table-cell table:style-name="ce5" office:value-type="float" office:value="4724">
            <text:p>4724</text:p>
          </table:table-cell>
          <table:table-cell table:style-name="ce2" office:value-type="string">
            <text:p>MICA PAD AND HARDWARE MOUNTING KIT FOR TO-220</text:p>
          </table:table-cell>
          <table:table-cell table:style-name="ce37"/>
          <table:table-cell table:style-name="ce45" table:formula="of:=[.A69]" office:value-type="float" office:value="2">
            <text:p>2</text:p>
          </table:table-cell>
          <table:table-cell table:style-name="ce45" office:value-type="string">
            <text:p>Keystone Electronics</text:p>
          </table:table-cell>
          <table:table-cell table:style-name="ce45" office:value-type="float" office:value="4724">
            <text:p>4724</text:p>
          </table:table-cell>
          <table:table-cell table:style-name="ce28" office:value-type="string">
            <text:p>4724K-ND</text:p>
          </table:table-cell>
          <table:table-cell table:style-name="ce69" office:value-type="currency" office:currency="USD" office:value="1.94">
            <text:p>$1.94</text:p>
          </table:table-cell>
          <table:table-cell table:style-name="ce69" table:formula="of:=([.A69]*[.J69])" office:value-type="currency" office:currency="USD" office:value="3.88">
            <text:p>$3.88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U4</text:p>
          </table:table-cell>
          <table:table-cell table:style-name="ce5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37" office:value-type="string">
            <text:p>16-QSOP</text:p>
          </table:table-cell>
          <table:table-cell table:style-name="ce45" table:formula="of:=[.A70]" office:value-type="float" office:value="1">
            <text:p>1</text:p>
          </table:table-cell>
          <table:table-cell table:style-name="ce45" office:value-type="string">
            <text:p>Maxim Integrated Products</text:p>
          </table:table-cell>
          <table:table-cell table:style-name="ce45" office:value-type="string">
            <text:p>MAX9926UAEE+</text:p>
          </table:table-cell>
          <table:table-cell table:style-name="ce63" office:value-type="string">
            <text:p><text:a xlink:href="http://search.digikey.com/us/en/products/MAX9926UAEE%2B/MAX9926UAEE%2B-ND/2062014" xlink:type="simple">MAX9926UAEE+-ND</text:a></text:p>
          </table:table-cell>
          <table:table-cell table:style-name="ce69" office:value-type="currency" office:currency="USD" office:value="3.59">
            <text:p>$3.59</text:p>
          </table:table-cell>
          <table:table-cell table:style-name="ce69" table:formula="of:=([.A70]*[.J70])" office:value-type="currency" office:currency="USD" office:value="3.59">
            <text:p>$3.59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U5</text:p>
          </table:table-cell>
          <table:table-cell table:style-name="ce5" office:value-type="string">
            <text:p>VN5E160AS-E</text:p>
          </table:table-cell>
          <table:table-cell table:style-name="ce2" office:value-type="string">
            <text:p>IC DVR SWITCH HI SIDE SGL 8SOIC</text:p>
          </table:table-cell>
          <table:table-cell table:style-name="ce37" office:value-type="string">
            <text:p>8-SOIC</text:p>
          </table:table-cell>
          <table:table-cell table:style-name="ce45" table:formula="of:=[.A71]" office:value-type="float" office:value="1">
            <text:p>1</text:p>
          </table:table-cell>
          <table:table-cell table:style-name="ce45" office:value-type="string">
            <text:p>STMicroelectronics</text:p>
          </table:table-cell>
          <table:table-cell table:style-name="ce45" office:value-type="string">
            <text:p>VN5E160ASTR-E</text:p>
          </table:table-cell>
          <table:table-cell table:style-name="ce63" office:value-type="string">
            <text:p>497-11684-1-ND</text:p>
          </table:table-cell>
          <table:table-cell table:style-name="ce69" office:value-type="currency" office:currency="USD" office:value="1.73">
            <text:p>$1.73</text:p>
          </table:table-cell>
          <table:table-cell table:style-name="ce69" table:formula="of:=([.A71]*[.J71])" office:value-type="currency" office:currency="USD" office:value="1.73">
            <text:p>$1.73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U6</text:p>
          </table:table-cell>
          <table:table-cell table:style-name="ce5" office:value-type="string">
            <text:p>MPXA4250AC6U</text:p>
          </table:table-cell>
          <table:table-cell table:style-name="ce2" office:value-type="string">
            <text:p>PRESSURE SENS 36.3PSI MAX 8-SOP</text:p>
          </table:table-cell>
          <table:table-cell table:style-name="ce37" office:value-type="string">
            <text:p>8-SOIC</text:p>
          </table:table-cell>
          <table:table-cell table:style-name="ce45" table:formula="of:=[.A72]" office:value-type="float" office:value="1">
            <text:p>1</text:p>
          </table:table-cell>
          <table:table-cell table:style-name="ce45" office:value-type="string">
            <text:p>Freescale Semiconductor</text:p>
          </table:table-cell>
          <table:table-cell table:style-name="ce45" office:value-type="string">
            <text:p>MPXA4250AC6U</text:p>
          </table:table-cell>
          <table:table-cell table:style-name="ce58" office:value-type="string">
            <text:p>MPXA4250AC6U-ND</text:p>
          </table:table-cell>
          <table:table-cell table:style-name="ce69" office:value-type="currency" office:currency="USD" office:value="16.37">
            <text:p>$16.37</text:p>
          </table:table-cell>
          <table:table-cell table:style-name="ce69" table:formula="of:=([.A72]*[.J72])" office:value-type="currency" office:currency="USD" office:value="16.37">
            <text:p>$16.37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U7</text:p>
          </table:table-cell>
          <table:table-cell table:style-name="ce5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37" office:value-type="string">
            <text:p>28-SSOP</text:p>
          </table:table-cell>
          <table:table-cell table:style-name="ce45" table:formula="of:=[.A73]" office:value-type="float" office:value="1">
            <text:p>1</text:p>
          </table:table-cell>
          <table:table-cell table:style-name="ce52" office:value-type="string">
            <text:p>FTDI, Future Technology Devices International Ltd</text:p>
          </table:table-cell>
          <table:table-cell table:style-name="ce45" office:value-type="string">
            <text:p>FT232RL-REEL</text:p>
          </table:table-cell>
          <table:table-cell table:style-name="ce58" office:value-type="string">
            <text:p><text:a xlink:href="http://search.digikey.com/us/en/products/FT232RL-REEL/768-1007-1-ND/1836402" xlink:type="simple">768-1007-1-ND</text:a></text:p>
          </table:table-cell>
          <table:table-cell table:style-name="ce68" office:value-type="currency" office:currency="USD" office:value="4.5">
            <text:p>$4.50</text:p>
          </table:table-cell>
          <table:table-cell table:style-name="ce69" table:formula="of:=([.A73]*[.J73])" office:value-type="currency" office:currency="USD" office:value="4.5">
            <text:p>$4.50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U8</text:p>
          </table:table-cell>
          <table:table-cell table:style-name="ce26" office:value-type="string">
            <text:p>ADUM3201BRZ</text:p>
          </table:table-cell>
          <table:table-cell table:style-name="ce26" office:value-type="string">
            <text:p>ISOLATOR DGTL 10MBPS 2CH 8SOIC</text:p>
          </table:table-cell>
          <table:table-cell table:style-name="ce37" office:value-type="string">
            <text:p>8-SOIC</text:p>
          </table:table-cell>
          <table:table-cell table:style-name="ce45" table:formula="of:=[.A74]" office:value-type="float" office:value="1">
            <text:p>1</text:p>
          </table:table-cell>
          <table:table-cell table:style-name="ce26" office:value-type="string">
            <text:p>Analog Devices</text:p>
          </table:table-cell>
          <table:table-cell table:style-name="ce26" office:value-type="string">
            <text:p>ADUM3201BRZ</text:p>
          </table:table-cell>
          <table:table-cell table:style-name="ce26" office:value-type="string">
            <text:p>ADUM3201BRZ-ND</text:p>
          </table:table-cell>
          <table:table-cell table:style-name="ce68" office:value-type="currency" office:currency="USD" office:value="3.63">
            <text:p>$3.63</text:p>
          </table:table-cell>
          <table:table-cell table:style-name="ce69" table:formula="of:=([.A74]*[.J74])" office:value-type="currency" office:currency="USD" office:value="3.63">
            <text:p>$3.63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U9,12</text:p>
          </table:table-cell>
          <table:table-cell table:style-name="ce26" office:value-type="string">
            <text:p>TC4424AVOA</text:p>
          </table:table-cell>
          <table:table-cell table:style-name="ce22" office:value-type="string">
            <text:p>IC MOSFET DVR 3A DUAL HS 8SOIC</text:p>
          </table:table-cell>
          <table:table-cell table:style-name="ce37" office:value-type="string">
            <text:p>8-SOIC</text:p>
          </table:table-cell>
          <table:table-cell table:style-name="ce45" table:formula="of:=[.A75]" office:value-type="float" office:value="2">
            <text:p>2</text:p>
          </table:table-cell>
          <table:table-cell table:style-name="ce23" office:value-type="string">
            <text:p>Microchip Technology</text:p>
          </table:table-cell>
          <table:table-cell table:style-name="ce23" office:value-type="string">
            <text:p>TC4424AVOA</text:p>
          </table:table-cell>
          <table:table-cell table:style-name="ce23" office:value-type="string">
            <text:p>TC4424AVOA-ND</text:p>
          </table:table-cell>
          <table:table-cell table:style-name="ce68" office:value-type="currency" office:currency="USD" office:value="1.98">
            <text:p>$1.98</text:p>
          </table:table-cell>
          <table:table-cell table:style-name="ce69" table:formula="of:=([.A75]*[.J75])" office:value-type="currency" office:currency="USD" office:value="3.96">
            <text:p>$3.96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U10,14</text:p>
          </table:table-cell>
          <table:table-cell table:style-name="ce26" office:value-type="string">
            <text:p>VNS3NV04DPTR-E</text:p>
          </table:table-cell>
          <table:table-cell table:style-name="ce36" office:value-type="string">
            <text:p>IC MOSFET OMNIFET 45V 8-SOIC</text:p>
          </table:table-cell>
          <table:table-cell table:style-name="ce37" office:value-type="string">
            <text:p>8-SOIC</text:p>
          </table:table-cell>
          <table:table-cell table:style-name="ce45" table:formula="of:=[.A76]" office:value-type="float" office:value="2">
            <text:p>2</text:p>
          </table:table-cell>
          <table:table-cell table:style-name="ce23" office:value-type="string">
            <text:p>STMicroelectronics</text:p>
          </table:table-cell>
          <table:table-cell table:style-name="ce23" office:value-type="string">
            <text:p>VNS3NV04DPTR-E</text:p>
          </table:table-cell>
          <table:table-cell table:style-name="ce23" office:value-type="string">
            <text:p>497-13078-1-ND</text:p>
          </table:table-cell>
          <table:table-cell table:style-name="ce68" office:value-type="currency" office:currency="USD" office:value="1.96">
            <text:p>$1.96</text:p>
          </table:table-cell>
          <table:table-cell table:style-name="ce69" table:formula="of:=([.A76]*[.J76])" office:value-type="currency" office:currency="USD" office:value="3.92">
            <text:p>$3.92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U11</text:p>
          </table:table-cell>
          <table:table-cell table:style-name="ce26" office:value-type="string">
            <text:p>MPXA6115AC6U</text:p>
          </table:table-cell>
          <table:table-cell table:style-name="ce26" office:value-type="string">
            <text:p>PRESSURE SENS 16.7PSI MAX 8-SOP</text:p>
          </table:table-cell>
          <table:table-cell table:style-name="ce37"/>
          <table:table-cell table:style-name="ce45" table:formula="of:=[.A77]" office:value-type="float" office:value="1">
            <text:p>1</text:p>
          </table:table-cell>
          <table:table-cell table:style-name="ce26" office:value-type="string">
            <text:p>Freescale Semiconductor</text:p>
          </table:table-cell>
          <table:table-cell table:style-name="ce26" office:value-type="string">
            <text:p>MPXA6115AC6U</text:p>
          </table:table-cell>
          <table:table-cell table:style-name="ce26" office:value-type="string">
            <text:p>MPXA6115AC6U-ND</text:p>
          </table:table-cell>
          <table:table-cell table:style-name="ce69" office:value-type="currency" office:currency="USD" office:value="12.55">
            <text:p>$12.55</text:p>
          </table:table-cell>
          <table:table-cell table:style-name="ce69" table:formula="of:=([.A77]*[.J77])" office:value-type="currency" office:currency="USD" office:value="12.55">
            <text:p>$12.55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U13</text:p>
          </table:table-cell>
          <table:table-cell table:style-name="ce26" office:value-type="string">
            <text:p>TL431BQDBZR</text:p>
          </table:table-cell>
          <table:table-cell table:style-name="ce22" office:value-type="string">
            <text:p>IC VREF SHUNT PREC ADJ SOT-23-3</text:p>
          </table:table-cell>
          <table:table-cell table:style-name="ce37" office:value-type="string">
            <text:p>SOT-23-3</text:p>
          </table:table-cell>
          <table:table-cell table:style-name="ce45" table:formula="of:=[.A78]" office:value-type="float" office:value="1">
            <text:p>1</text:p>
          </table:table-cell>
          <table:table-cell table:style-name="ce26" office:value-type="string">
            <text:p>Texas Instruments</text:p>
          </table:table-cell>
          <table:table-cell table:style-name="ce26" office:value-type="string">
            <text:p>TL431BQDBZR</text:p>
          </table:table-cell>
          <table:table-cell table:style-name="ce26" office:value-type="string">
            <text:p>296-17623-1-ND</text:p>
          </table:table-cell>
          <table:table-cell table:style-name="ce68" office:value-type="currency" office:currency="USD" office:value="0.72">
            <text:p>$0.72</text:p>
          </table:table-cell>
          <table:table-cell table:style-name="ce69" table:formula="of:=([.A78]*[.J78])" office:value-type="currency" office:currency="USD" office:value="0.72">
            <text:p>$0.72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6"/>
          <table:table-cell table:style-name="ce2" table:number-columns-repeated="2"/>
          <table:table-cell table:style-name="ce39"/>
          <table:table-cell table:style-name="ce2" table:number-columns-repeated="6"/>
          <table:table-cell table:style-name="ce16"/>
          <table:table-cell table:style-name="ce17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2"/>
          <table:table-cell table:style-name="ce16" office:value-type="string">
            <text:p>Crystal</text:p>
          </table:table-cell>
          <table:table-cell table:style-name="ce2" table:number-columns-repeated="2"/>
          <table:table-cell table:style-name="ce39"/>
          <table:table-cell table:style-name="ce2" table:number-columns-repeated="6"/>
          <table:table-cell table:style-name="ce16"/>
          <table:table-cell table:style-name="ce17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Y1</text:p>
          </table:table-cell>
          <table:table-cell table:style-name="ce5" office:value-type="string">
            <text:p>16.0MHz</text:p>
          </table:table-cell>
          <table:table-cell table:style-name="ce23" office:value-type="string">
            <text:p>CRYSTAL 16.000 MHZ 20PF 49US -40C to 85C</text:p>
          </table:table-cell>
          <table:table-cell table:style-name="ce37" office:value-type="string">
            <text:p>HC-49US</text:p>
          </table:table-cell>
          <table:table-cell table:style-name="ce45" table:formula="of:=[.A81]" office:value-type="float" office:value="1">
            <text:p>1</text:p>
          </table:table-cell>
          <table:table-cell table:style-name="ce45" office:value-type="string">
            <text:p>ECS Inc</text:p>
          </table:table-cell>
          <table:table-cell table:style-name="ce45" office:value-type="string">
            <text:p>ECS-160-20-4DN</text:p>
          </table:table-cell>
          <table:table-cell table:style-name="ce36" office:value-type="string">
            <text:p><text:a xlink:href="http://search.digikey.com/us/en/products/ECS-160-20-4DN/X192-ND/281763" xlink:type="simple">X192-ND</text:a></text:p>
          </table:table-cell>
          <table:table-cell table:style-name="ce68" office:value-type="currency" office:currency="USD" office:value="1.12">
            <text:p>$1.12</text:p>
          </table:table-cell>
          <table:table-cell table:style-name="ce69" table:formula="of:=([.A81]*[.J81])" office:value-type="currency" office:currency="USD" office:value="1.12">
            <text:p>$1.12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6"/>
          <table:table-cell table:style-name="ce2" table:number-columns-repeated="2"/>
          <table:table-cell table:style-name="ce39"/>
          <table:table-cell table:style-name="ce48" table:number-columns-repeated="2"/>
          <table:table-cell table:style-name="ce54" office:value-type="string" table:number-columns-spanned="2" table:number-rows-spanned="1">
            <text:p>Cost To Manufacture (CTM)</text:p>
          </table:table-cell>
          <table:covered-table-cell table:style-name="ce64"/>
          <table:table-cell table:style-name="ce73" office:value-type="string">
            <text:p>US Dollars</text:p>
          </table:table-cell>
          <table:table-cell table:style-name="ce76" table:formula="of:=SUM([.K3:.K80])" office:value-type="currency" office:currency="USD" office:value="166.2762">
            <text:p>$166.28</text:p>
          </table:table-cell>
          <table:table-cell table:style-name="ce76" office:value-type="string">
            <text:p>Not including shipping or sales tax</text:p>
          </table:table-cell>
          <table:table-cell table:style-name="ce17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2"/>
          <table:table-cell table:style-name="ce16"/>
          <table:table-cell table:style-name="ce2" table:number-columns-repeated="2"/>
          <table:table-cell table:style-name="ce39"/>
          <table:table-cell table:style-name="ce48" table:number-columns-repeated="2"/>
          <table:table-cell table:style-name="ce54"/>
          <table:table-cell table:style-name="ce64"/>
          <table:table-cell table:style-name="ce73"/>
          <table:table-cell table:style-name="ce76" table:number-columns-repeated="2"/>
          <table:table-cell table:style-name="ce17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6" office:value-type="string">
            <text:p>Case</text:p>
          </table:table-cell>
          <table:table-cell table:style-name="ce2"/>
          <table:table-cell table:style-name="ce2" office:value-type="string">
            <text:p>3.12”x5.00”x1.85” Extruded Aluminum Split Body Case</text:p>
          </table:table-cell>
          <table:table-cell table:style-name="ce39"/>
          <table:table-cell table:style-name="ce2" table:formula="of:=[.A84]" office:value-type="float" office:value="1">
            <text:p>1</text:p>
          </table:table-cell>
          <table:table-cell table:style-name="ce2" office:value-type="string">
            <text:p>Context Engineering Company</text:p>
          </table:table-cell>
          <table:table-cell table:style-name="ce55" office:value-type="string">
            <text:p>3008H-5B (plain ends) or 3008F-5N (flanged ends)</text:p>
          </table:table-cell>
          <table:table-cell table:style-name="ce64" office:value-type="string">
            <text:p><text:a xlink:href="http://store01.prostores.com/servlet/thescienceshop/the-2220/5.0%22-L-x-3.12%22/Detail" xlink:type="simple">http://store01.prostores.com/servlet/thescienceshop/the-2220/5.0%22-L-x-3.12%22/Detail</text:a></text:p>
          </table:table-cell>
          <table:table-cell table:style-name="ce74" office:value-type="currency" office:currency="USD" office:value="14.99">
            <text:p>$14.99</text:p>
          </table:table-cell>
          <table:table-cell table:style-name="ce69" table:formula="of:=([.A84]*[.J84])" office:value-type="currency" office:currency="USD" office:value="14.99">
            <text:p>$14.99</text:p>
          </table:table-cell>
          <table:table-cell table:style-name="ce76"/>
          <table:table-cell table:style-name="ce17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2"/>
          <table:table-cell table:style-name="ce16"/>
          <table:table-cell table:style-name="ce2" table:number-columns-repeated="2"/>
          <table:table-cell table:style-name="ce39"/>
          <table:table-cell table:style-name="ce48" table:number-columns-repeated="2"/>
          <table:table-cell table:style-name="ce54"/>
          <table:table-cell table:style-name="ce64"/>
          <table:table-cell table:style-name="ce73"/>
          <table:table-cell table:style-name="ce76" table:number-columns-repeated="2"/>
          <table:table-cell table:style-name="ce17" table:number-columns-repeated="2"/>
          <table:table-cell table:style-name="Default" table:number-columns-repeated="1007"/>
          <table:table-cell table:number-columns-repeated="3"/>
        </table:table-row>
        <table:table-row table:style-name="ro4">
          <table:table-cell table:style-name="ce2"/>
          <table:table-cell table:style-name="ce16" office:value-type="string">
            <text:p>Printed Circuit Board</text:p>
          </table:table-cell>
          <table:table-cell table:style-name="ce2" table:number-columns-repeated="2"/>
          <table:table-cell table:style-name="ce39"/>
          <table:table-cell table:style-name="Default"/>
          <table:table-cell table:style-name="ce48"/>
          <table:table-cell table:style-name="ce56"/>
          <table:table-cell table:style-name="ce64"/>
          <table:table-cell table:style-name="ce56"/>
          <table:table-cell table:style-name="ce64"/>
          <table:table-cell table:style-name="ce80"/>
          <table:table-cell table:style-name="ce17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Jaguar PCB</text:p>
          </table:table-cell>
          <table:table-cell table:style-name="ce5" office:value-type="string">
            <text:p>Estimate ONLY</text:p>
          </table:table-cell>
          <table:table-cell table:style-name="ce5"/>
          <table:table-cell table:style-name="ce37"/>
          <table:table-cell table:style-name="ce45" table:formula="of:=[.A87]" office:value-type="float" office:value="1">
            <text:p>1</text:p>
          </table:table-cell>
          <table:table-cell table:number-columns-repeated="2" table:style-name="ce45" office:value-type="string">
            <text:p>N/A</text:p>
          </table:table-cell>
          <table:table-cell table:style-name="ce58"/>
          <table:table-cell table:style-name="ce69" office:value-type="currency" office:currency="USD" office:value="10">
            <text:p>$10.00</text:p>
          </table:table-cell>
          <table:table-cell table:style-name="ce69" table:formula="of:=([.A87]*[.J87])" office:value-type="currency" office:currency="USD" office:value="10">
            <text:p>$10.00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5"/>
          <table:table-cell table:style-name="ce10"/>
          <table:table-cell table:style-name="ce5" table:number-columns-repeated="2"/>
          <table:table-cell table:style-name="ce37"/>
          <table:table-cell table:style-name="ce45" table:number-columns-repeated="3"/>
          <table:table-cell table:style-name="ce58"/>
          <table:table-cell table:style-name="ce69" table:number-columns-repeated="2"/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5"/>
          <table:table-cell table:style-name="ce10"/>
          <table:table-cell table:style-name="ce5" table:number-columns-repeated="2"/>
          <table:table-cell table:style-name="ce37"/>
          <table:table-cell table:style-name="Default"/>
          <table:table-cell table:style-name="ce53"/>
          <table:table-cell table:style-name="ce57" office:value-type="string" table:number-columns-spanned="2" table:number-rows-spanned="1">
            <text:p>Total of Materials:Cost to Manufacture</text:p>
          </table:table-cell>
          <table:covered-table-cell table:style-name="ce65"/>
          <table:table-cell table:style-name="ce9" office:value-type="string">
            <text:p>US Dollars</text:p>
          </table:table-cell>
          <table:table-cell table:style-name="ce77" table:formula="of:=SUM([.K82:.K87])" office:value-type="currency" office:currency="USD" office:value="191.2662">
            <text:p>$191.27</text:p>
          </table:table-cell>
          <table:table-cell table:style-name="ce81" office:value-type="string">
            <text:p>Not including shipping or sales tax</text:p>
          </table:table-cell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6"/>
          <table:table-cell table:style-name="ce2" table:number-columns-repeated="2"/>
          <table:table-cell table:style-name="ce39"/>
          <table:table-cell table:style-name="ce2" table:number-columns-repeated="6"/>
          <table:table-cell table:style-name="ce16"/>
          <table:table-cell table:style-name="ce17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2"/>
          <table:table-cell table:style-name="ce16"/>
          <table:table-cell table:style-name="ce2" table:number-columns-repeated="2"/>
          <table:table-cell table:style-name="ce39"/>
          <table:table-cell table:style-name="ce2" table:number-columns-repeated="3"/>
          <table:table-cell table:style-name="ce66"/>
          <table:table-cell table:style-name="Default" table:number-columns-repeated="3"/>
          <table:table-cell table:style-name="ce17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2"/>
          <table:table-cell table:style-name="ce16"/>
          <table:table-cell table:style-name="ce2" table:number-columns-repeated="2"/>
          <table:table-cell table:style-name="ce39"/>
          <table:table-cell table:style-name="ce2" table:number-columns-repeated="3"/>
          <table:table-cell table:style-name="Default" table:number-columns-repeated="4"/>
          <table:table-cell table:style-name="ce17" table:number-columns-repeated="2"/>
          <table:table-cell table:style-name="Default" table:number-columns-repeated="1007"/>
          <table:table-cell table:number-columns-repeated="3"/>
        </table:table-row>
        <table:table-row table:style-name="ro1" table:number-rows-repeated="9">
          <table:table-cell table:style-name="ce6"/>
          <table:table-cell table:style-name="ce17"/>
          <table:table-cell table:style-name="ce6" table:number-columns-repeated="2"/>
          <table:table-cell table:style-name="ce42"/>
          <table:table-cell table:style-name="ce6" table:number-columns-repeated="6"/>
          <table:table-cell table:style-name="ce17" table:number-columns-repeated="3"/>
          <table:table-cell table:style-name="Default" table:number-columns-repeated="1007"/>
          <table:table-cell table:number-columns-repeated="3"/>
        </table:table-row>
        <table:table-row table:style-name="ro1" table:number-rows-repeated="18">
          <table:table-cell table:style-name="ce6"/>
          <table:table-cell table:style-name="Default"/>
          <table:table-cell table:style-name="ce27" table:number-columns-repeated="2"/>
          <table:table-cell table:style-name="ce43"/>
          <table:table-cell table:style-name="ce27" table:number-columns-repeated="6"/>
          <table:table-cell table:style-name="Default" table:number-columns-repeated="1010"/>
          <table:table-cell table:number-columns-repeated="3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6"/>
          <table:table-cell table:style-name="Default"/>
          <table:table-cell table:style-name="ce27" table:number-columns-repeated="2"/>
          <table:table-cell table:style-name="ce43"/>
          <table:table-cell table:style-name="ce27" table:number-columns-repeated="6"/>
          <table:table-cell table:style-name="Default" table:number-columns-repeated="1010"/>
          <table:table-cell table:number-columns-repeated="3"/>
        </table:table-row>
        <table:table-row table:style-name="ro1" table:number-rows-repeated="37">
          <table:table-cell table:style-name="ce7"/>
          <table:table-cell table:number-columns-repeated="1023"/>
        </table:table-row>
        <table:table-row table:style-name="ro1" table:number-rows-repeated="1048414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13:Sheet1.AMG104856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8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00/00/0000</text:date>, <text:time style:data-style-name="N2" text:time-value="0000-00-00T15:45: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Linux_x86 LibreOffice_project/400m0$Build-3</meta:generator>
    <dc:date>2015-04-14T11:43:19</dc:date>
    <meta:editing-cycles>548</meta:editing-cycles>
    <meta:editing-duration>P7DT5H29M57S</meta:editing-duration>
    <meta:document-statistic meta:table-count="1" meta:cell-count="730" meta:object-count="0"/>
  </office:meta>
</office:document-meta>
</file>